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9285in"/>
    </style:style>
    <style:style style:name="Table1.B" style:family="table-column">
      <style:table-column-properties style:column-width="0.9292in"/>
    </style:style>
    <style:style style:name="Table1.G" style:family="table-column">
      <style:table-column-properties style:column-width="0.9264in"/>
    </style:style>
    <style:style style:name="Table1.1" style:family="table-row">
      <style:table-row-properties fo:keep-together="auto"/>
    </style:style>
    <style:style style:name="Table1.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P1" style:family="paragraph" style:parent-style-name="Standard">
      <style:paragraph-properties fo:margin-top="0in" fo:margin-bottom="0.1665in" loext:contextual-spacing="false" fo:line-height="114%" fo:padding="0in" fo:border="none"/>
    </style:style>
    <style:style style:name="P2" style:family="paragraph" style:parent-style-name="Standard">
      <style:paragraph-properties fo:line-height="114%" fo:padding="0in" fo:border="none"/>
    </style:style>
    <style:style style:name="P3" style:family="paragraph" style:parent-style-name="Standard">
      <style:paragraph-properties fo:line-height="114%" fo:padding="0in" fo:border="none"/>
      <style:text-properties style:font-name="Google Sans Text" style:font-name-asian="Google Sans Text1" style:font-name-complex="Google Sans Text1"/>
    </style:style>
    <style:style style:name="P4" style:family="paragraph" style:parent-style-name="Standard">
      <style:paragraph-properties fo:line-height="114%" fo:padding="0in" fo:border="none"/>
      <style:text-properties fo:color="#1f1f1f" style:font-name="Google Sans Text" style:font-name-asian="Google Sans Text1" style:font-name-complex="Google Sans Text1"/>
    </style:style>
    <style:style style:name="P5" style:family="paragraph" style:parent-style-name="Standard">
      <style:paragraph-properties fo:line-height="114%" fo:padding="0in" fo:border="none"/>
      <style:text-properties fo:color="#444746" style:font-name="Google Sans Text" fo:background-color="#f0f4f9" style:font-name-asian="Google Sans Text1" style:font-name-complex="Google Sans Text1"/>
    </style:style>
    <style:style style:name="P6" style:family="paragraph" style:parent-style-name="Standard">
      <style:paragraph-properties fo:margin-top="0in" fo:margin-bottom="0.0835in" loext:contextual-spacing="false" fo:line-height="114%" fo:padding="0in" fo:border="none"/>
    </style:style>
    <style:style style:name="P7" style:family="paragraph" style:parent-style-name="Standard" style:list-style-name="WWNum1">
      <style:paragraph-properties fo:margin-left="0.3335in" fo:margin-right="0in" fo:margin-top="0in" fo:margin-bottom="0in" loext:contextual-spacing="false" fo:line-height="114%" fo:text-indent="-0.25in" style:auto-text-indent="false" fo:padding="0in" fo:border="none"/>
    </style:style>
    <style:style style:name="P8" style:family="paragraph" style:parent-style-name="Standard" style:list-style-name="WWNum25">
      <style:paragraph-properties fo:margin-left="0.3335in" fo:margin-right="0in" fo:margin-top="0in" fo:margin-bottom="0in" loext:contextual-spacing="false" fo:line-height="114%" fo:text-indent="-0.25in" style:auto-text-indent="false" fo:padding="0in" fo:border="none"/>
    </style:style>
    <style:style style:name="P9" style:family="paragraph" style:parent-style-name="Standard" style:list-style-name="WWNum25">
      <style:paragraph-properties fo:margin-left="0.3335in" fo:margin-right="0in" fo:margin-top="0in" fo:margin-bottom="0in" loext:contextual-spacing="false" fo:line-height="114%" fo:text-indent="-0.25in" style:auto-text-indent="false" fo:padding="0in" fo:border="none"/>
    </style:style>
    <style:style style:name="P10" style:family="paragraph" style:parent-style-name="Standard" style:list-style-name="WWNum29">
      <style:paragraph-properties fo:margin-left="0.3335in" fo:margin-right="0in" fo:margin-top="0in" fo:margin-bottom="0in" loext:contextual-spacing="false" fo:line-height="114%" fo:text-indent="-0.25in" style:auto-text-indent="false" fo:padding="0in" fo:border="none"/>
    </style:style>
    <style:style style:name="P11" style:family="paragraph" style:parent-style-name="Standard" style:list-style-name="WWNum31">
      <style:paragraph-properties fo:margin-left="0.3335in" fo:margin-right="0in" fo:margin-top="0in" fo:margin-bottom="0in" loext:contextual-spacing="false" fo:line-height="114%" fo:text-indent="-0.25in" style:auto-text-indent="false" fo:padding="0in" fo:border="none"/>
    </style:style>
    <style:style style:name="P12" style:family="paragraph" style:parent-style-name="Standard" style:list-style-name="WWNum31">
      <style:paragraph-properties fo:margin-left="0.3335in" fo:margin-right="0in" fo:margin-top="0in" fo:margin-bottom="0in" loext:contextual-spacing="false" fo:line-height="114%" fo:text-indent="-0.25in" style:auto-text-indent="false" fo:padding="0in" fo:border="none"/>
    </style:style>
    <style:style style:name="P13" style:family="paragraph" style:parent-style-name="Standard" style:list-style-name="WWNum34">
      <style:paragraph-properties fo:margin-left="0.3335in" fo:margin-right="0in" fo:margin-top="0in" fo:margin-bottom="0in" loext:contextual-spacing="false" fo:line-height="114%" fo:text-indent="-0.25in" style:auto-text-indent="false" fo:padding="0in" fo:border="none"/>
    </style:style>
    <style:style style:name="P14" style:family="paragraph" style:parent-style-name="Standard" style:list-style-name="WWNum36">
      <style:paragraph-properties fo:margin-left="0.3335in" fo:margin-right="0in" fo:margin-top="0in" fo:margin-bottom="0in" loext:contextual-spacing="false" fo:line-height="114%" fo:text-indent="-0.25in" style:auto-text-indent="false" fo:padding="0in" fo:border="none"/>
    </style:style>
    <style:style style:name="P15" style:family="paragraph" style:parent-style-name="Standard" style:list-style-name="WWNum2">
      <style:paragraph-properties fo:margin-left="0.3335in" fo:margin-right="0in" fo:margin-top="0in" fo:margin-bottom="0in" loext:contextual-spacing="false" fo:line-height="114%" fo:text-indent="-0.25in" style:auto-text-indent="false" fo:padding="0in" fo:border="none"/>
    </style:style>
    <style:style style:name="P16" style:family="paragraph" style:parent-style-name="Standard" style:list-style-name="WWNum2">
      <style:paragraph-properties fo:margin-left="0.3335in" fo:margin-right="0in" fo:margin-top="0in" fo:margin-bottom="0in" loext:contextual-spacing="false" fo:line-height="114%" fo:text-indent="-0.25in" style:auto-text-indent="false" fo:padding="0in" fo:border="none"/>
    </style:style>
    <style:style style:name="P17" style:family="paragraph" style:parent-style-name="Standard" style:list-style-name="WWNum7">
      <style:paragraph-properties fo:margin-left="0.3335in" fo:margin-right="0in" fo:margin-top="0in" fo:margin-bottom="0in" loext:contextual-spacing="false" fo:line-height="114%" fo:text-indent="-0.25in" style:auto-text-indent="false" fo:padding="0in" fo:border="none"/>
    </style:style>
    <style:style style:name="P18" style:family="paragraph" style:parent-style-name="Standard" style:list-style-name="WWNum7">
      <style:paragraph-properties fo:margin-left="0.3335in" fo:margin-right="0in" fo:margin-top="0in" fo:margin-bottom="0in" loext:contextual-spacing="false" fo:line-height="114%" fo:text-indent="-0.25in" style:auto-text-indent="false" fo:padding="0in" fo:border="none"/>
    </style:style>
    <style:style style:name="P19" style:family="paragraph" style:parent-style-name="Standard" style:list-style-name="WWNum9">
      <style:paragraph-properties fo:margin-left="0.3335in" fo:margin-right="0in" fo:margin-top="0in" fo:margin-bottom="0in" loext:contextual-spacing="false" fo:line-height="114%" fo:text-indent="-0.25in" style:auto-text-indent="false" fo:padding="0in" fo:border="none"/>
    </style:style>
    <style:style style:name="P20" style:family="paragraph" style:parent-style-name="Standard" style:list-style-name="WWNum11">
      <style:paragraph-properties fo:margin-left="0.3335in" fo:margin-right="0in" fo:margin-top="0in" fo:margin-bottom="0in" loext:contextual-spacing="false" fo:line-height="114%" fo:text-indent="-0.25in" style:auto-text-indent="false" fo:padding="0in" fo:border="none"/>
    </style:style>
    <style:style style:name="P21" style:family="paragraph" style:parent-style-name="Standard" style:list-style-name="WWNum11">
      <style:paragraph-properties fo:margin-left="0.3335in" fo:margin-right="0in" fo:margin-top="0in" fo:margin-bottom="0in" loext:contextual-spacing="false" fo:line-height="114%" fo:text-indent="-0.25in" style:auto-text-indent="false" fo:padding="0in" fo:border="none"/>
    </style:style>
    <style:style style:name="P22" style:family="paragraph" style:parent-style-name="Standard" style:list-style-name="WWNum20">
      <style:paragraph-properties fo:margin-left="0.3335in" fo:margin-right="0in" fo:margin-top="0in" fo:margin-bottom="0in" loext:contextual-spacing="false" fo:line-height="114%" fo:text-indent="-0.25in" style:auto-text-indent="false" fo:padding="0in" fo:border="none"/>
    </style:style>
    <style:style style:name="P23" style:family="paragraph" style:parent-style-name="Standard" style:list-style-name="WWNum20">
      <style:paragraph-properties fo:margin-left="0.3335in" fo:margin-right="0in" fo:margin-top="0in" fo:margin-bottom="0in" loext:contextual-spacing="false" fo:line-height="114%" fo:text-indent="-0.25in" style:auto-text-indent="false" fo:padding="0in" fo:border="none"/>
    </style:style>
    <style:style style:name="P24" style:family="paragraph" style:parent-style-name="Standard" style:list-style-name="WWNum1">
      <style:paragraph-properties fo:margin-left="0.3335in" fo:margin-right="0in" fo:margin-top="0in" fo:margin-bottom="0.0835in" loext:contextual-spacing="false" fo:line-height="114%" fo:text-indent="-0.25in" style:auto-text-indent="false" fo:padding="0in" fo:border="none"/>
    </style:style>
    <style:style style:name="P25" style:family="paragraph" style:parent-style-name="Standard" style:list-style-name="WWNum25">
      <style:paragraph-properties fo:margin-left="0.3335in" fo:margin-right="0in" fo:margin-top="0in" fo:margin-bottom="0.0835in" loext:contextual-spacing="false" fo:line-height="114%" fo:text-indent="-0.25in" style:auto-text-indent="false" fo:padding="0in" fo:border="none"/>
    </style:style>
    <style:style style:name="P26" style:family="paragraph" style:parent-style-name="Standard" style:list-style-name="WWNum29">
      <style:paragraph-properties fo:margin-left="0.3335in" fo:margin-right="0in" fo:margin-top="0in" fo:margin-bottom="0.0835in" loext:contextual-spacing="false" fo:line-height="114%" fo:text-indent="-0.25in" style:auto-text-indent="false" fo:padding="0in" fo:border="none"/>
    </style:style>
    <style:style style:name="P27" style:family="paragraph" style:parent-style-name="Standard" style:list-style-name="WWNum31">
      <style:paragraph-properties fo:margin-left="0.3335in" fo:margin-right="0in" fo:margin-top="0in" fo:margin-bottom="0.0835in" loext:contextual-spacing="false" fo:line-height="114%" fo:text-indent="-0.25in" style:auto-text-indent="false" fo:padding="0in" fo:border="none"/>
    </style:style>
    <style:style style:name="P28" style:family="paragraph" style:parent-style-name="Standard" style:list-style-name="WWNum34">
      <style:paragraph-properties fo:margin-left="0.3335in" fo:margin-right="0in" fo:margin-top="0in" fo:margin-bottom="0.0835in" loext:contextual-spacing="false" fo:line-height="114%" fo:text-indent="-0.25in" style:auto-text-indent="false" fo:padding="0in" fo:border="none"/>
    </style:style>
    <style:style style:name="P29" style:family="paragraph" style:parent-style-name="Standard" style:list-style-name="WWNum36">
      <style:paragraph-properties fo:margin-left="0.3335in" fo:margin-right="0in" fo:margin-top="0in" fo:margin-bottom="0.0835in" loext:contextual-spacing="false" fo:line-height="114%" fo:text-indent="-0.25in" style:auto-text-indent="false" fo:padding="0in" fo:border="none"/>
    </style:style>
    <style:style style:name="P30" style:family="paragraph" style:parent-style-name="Standard" style:list-style-name="WWNum7">
      <style:paragraph-properties fo:margin-left="0.3335in" fo:margin-right="0in" fo:margin-top="0in" fo:margin-bottom="0.0835in" loext:contextual-spacing="false" fo:line-height="114%" fo:text-indent="-0.25in" style:auto-text-indent="false" fo:padding="0in" fo:border="none"/>
    </style:style>
    <style:style style:name="P31" style:family="paragraph" style:parent-style-name="Standard" style:list-style-name="WWNum9">
      <style:paragraph-properties fo:margin-left="0.3335in" fo:margin-right="0in" fo:margin-top="0in" fo:margin-bottom="0.0835in" loext:contextual-spacing="false" fo:line-height="114%" fo:text-indent="-0.25in" style:auto-text-indent="false" fo:padding="0in" fo:border="none"/>
    </style:style>
    <style:style style:name="P32" style:family="paragraph" style:parent-style-name="Standard" style:list-style-name="WWNum11">
      <style:paragraph-properties fo:margin-left="0.3335in" fo:margin-right="0in" fo:margin-top="0in" fo:margin-bottom="0.0835in" loext:contextual-spacing="false" fo:line-height="114%" fo:text-indent="-0.25in" style:auto-text-indent="false" fo:padding="0in" fo:border="none"/>
    </style:style>
    <style:style style:name="P33" style:family="paragraph" style:parent-style-name="Standard">
      <style:paragraph-properties fo:margin-top="0.0835in" fo:margin-bottom="0.0835in" loext:contextual-spacing="false" fo:line-height="114%" fo:padding="0in" fo:border="none"/>
    </style:style>
    <style:style style:name="P34" style:family="paragraph" style:parent-style-name="Standard">
      <style:paragraph-properties fo:margin-top="0.3335in" fo:margin-bottom="0in" loext:contextual-spacing="false" fo:line-height="114%" fo:padding="0in" fo:border="none"/>
    </style:style>
    <style:style style:name="P35" style:family="paragraph" style:parent-style-name="Standard" style:list-style-name="WWNum18">
      <style:paragraph-properties fo:margin-left="0.3228in" fo:margin-right="0in" fo:margin-top="0in" fo:margin-bottom="0in" loext:contextual-spacing="false" fo:line-height="114%" fo:text-indent="-0.25in" style:auto-text-indent="false" fo:padding="0in" fo:border="none"/>
    </style:style>
    <style:style style:name="P36" style:family="paragraph" style:parent-style-name="Standard" style:list-style-name="WWNum24">
      <style:paragraph-properties fo:margin-left="0.3228in" fo:margin-right="0in" fo:margin-top="0in" fo:margin-bottom="0in" loext:contextual-spacing="false" fo:line-height="114%" fo:text-indent="-0.25in" style:auto-text-indent="false" fo:padding="0in" fo:border="none"/>
    </style:style>
    <style:style style:name="P37" style:family="paragraph" style:parent-style-name="Standard" style:list-style-name="WWNum27">
      <style:paragraph-properties fo:margin-left="0.3228in" fo:margin-right="0in" fo:margin-top="0in" fo:margin-bottom="0in" loext:contextual-spacing="false" fo:line-height="114%" fo:text-indent="-0.25in" style:auto-text-indent="false" fo:padding="0in" fo:border="none"/>
    </style:style>
    <style:style style:name="P38" style:family="paragraph" style:parent-style-name="Standard" style:list-style-name="WWNum27">
      <style:paragraph-properties fo:margin-left="0.3228in" fo:margin-right="0in" fo:margin-top="0in" fo:margin-bottom="0in" loext:contextual-spacing="false" fo:line-height="114%" fo:text-indent="-0.25in" style:auto-text-indent="false" fo:padding="0in" fo:border="none"/>
    </style:style>
    <style:style style:name="P39" style:family="paragraph" style:parent-style-name="Standard" style:list-style-name="WWNum30">
      <style:paragraph-properties fo:margin-left="0.3228in" fo:margin-right="0in" fo:margin-top="0in" fo:margin-bottom="0in" loext:contextual-spacing="false" fo:line-height="114%" fo:text-indent="-0.25in" style:auto-text-indent="false" fo:padding="0in" fo:border="none"/>
    </style:style>
    <style:style style:name="P40" style:family="paragraph" style:parent-style-name="Standard" style:list-style-name="WWNum32">
      <style:paragraph-properties fo:margin-left="0.3228in" fo:margin-right="0in" fo:margin-top="0in" fo:margin-bottom="0in" loext:contextual-spacing="false" fo:line-height="114%" fo:text-indent="-0.25in" style:auto-text-indent="false" fo:padding="0in" fo:border="none"/>
    </style:style>
    <style:style style:name="P41" style:family="paragraph" style:parent-style-name="Standard" style:list-style-name="WWNum32">
      <style:paragraph-properties fo:margin-left="0.3228in" fo:margin-right="0in" fo:margin-top="0in" fo:margin-bottom="0in" loext:contextual-spacing="false" fo:line-height="114%" fo:text-indent="-0.25in" style:auto-text-indent="false" fo:padding="0in" fo:border="none"/>
    </style:style>
    <style:style style:name="P42" style:family="paragraph" style:parent-style-name="Standard" style:list-style-name="WWNum33">
      <style:paragraph-properties fo:margin-left="0.3228in" fo:margin-right="0in" fo:margin-top="0in" fo:margin-bottom="0in" loext:contextual-spacing="false" fo:line-height="114%" fo:text-indent="-0.25in" style:auto-text-indent="false" fo:padding="0in" fo:border="none"/>
    </style:style>
    <style:style style:name="P43" style:family="paragraph" style:parent-style-name="Standard" style:list-style-name="WWNum35">
      <style:paragraph-properties fo:margin-left="0.3228in" fo:margin-right="0in" fo:margin-top="0in" fo:margin-bottom="0in" loext:contextual-spacing="false" fo:line-height="114%" fo:text-indent="-0.25in" style:auto-text-indent="false" fo:padding="0in" fo:border="none"/>
    </style:style>
    <style:style style:name="P44" style:family="paragraph" style:parent-style-name="Standard" style:list-style-name="WWNum6">
      <style:paragraph-properties fo:margin-left="0.3228in" fo:margin-right="0in" fo:margin-top="0in" fo:margin-bottom="0in" loext:contextual-spacing="false" fo:line-height="114%" fo:text-indent="-0.25in" style:auto-text-indent="false" fo:padding="0in" fo:border="none"/>
    </style:style>
    <style:style style:name="P45" style:family="paragraph" style:parent-style-name="Standard" style:list-style-name="WWNum6">
      <style:paragraph-properties fo:margin-left="0.3228in" fo:margin-right="0in" fo:margin-top="0in" fo:margin-bottom="0in" loext:contextual-spacing="false" fo:line-height="114%" fo:text-indent="-0.25in" style:auto-text-indent="false" fo:padding="0in" fo:border="none"/>
    </style:style>
    <style:style style:name="P46" style:family="paragraph" style:parent-style-name="Standard" style:list-style-name="WWNum8">
      <style:paragraph-properties fo:margin-left="0.3228in" fo:margin-right="0in" fo:margin-top="0in" fo:margin-bottom="0in" loext:contextual-spacing="false" fo:line-height="114%" fo:text-indent="-0.25in" style:auto-text-indent="false" fo:padding="0in" fo:border="none"/>
    </style:style>
    <style:style style:name="P47" style:family="paragraph" style:parent-style-name="Standard" style:list-style-name="WWNum8">
      <style:paragraph-properties fo:margin-left="0.3228in" fo:margin-right="0in" fo:margin-top="0in" fo:margin-bottom="0in" loext:contextual-spacing="false" fo:line-height="114%" fo:text-indent="-0.25in" style:auto-text-indent="false" fo:padding="0in" fo:border="none"/>
    </style:style>
    <style:style style:name="P48" style:family="paragraph" style:parent-style-name="Standard" style:list-style-name="WWNum10">
      <style:paragraph-properties fo:margin-left="0.3228in" fo:margin-right="0in" fo:margin-top="0in" fo:margin-bottom="0in" loext:contextual-spacing="false" fo:line-height="114%" fo:text-indent="-0.25in" style:auto-text-indent="false" fo:padding="0in" fo:border="none"/>
    </style:style>
    <style:style style:name="P49" style:family="paragraph" style:parent-style-name="Standard" style:list-style-name="WWNum12">
      <style:paragraph-properties fo:margin-left="0.3228in" fo:margin-right="0in" fo:margin-top="0in" fo:margin-bottom="0in" loext:contextual-spacing="false" fo:line-height="114%" fo:text-indent="-0.25in" style:auto-text-indent="false" fo:padding="0in" fo:border="none"/>
    </style:style>
    <style:style style:name="P50" style:family="paragraph" style:parent-style-name="Standard" style:list-style-name="WWNum12">
      <style:paragraph-properties fo:margin-left="0.3228in" fo:margin-right="0in" fo:margin-top="0in" fo:margin-bottom="0in" loext:contextual-spacing="false" fo:line-height="114%" fo:text-indent="-0.25in" style:auto-text-indent="false" fo:padding="0in" fo:border="none"/>
    </style:style>
    <style:style style:name="P51" style:family="paragraph" style:parent-style-name="Standard" style:list-style-name="WWNum13">
      <style:paragraph-properties fo:margin-left="0.3228in" fo:margin-right="0in" fo:margin-top="0in" fo:margin-bottom="0in" loext:contextual-spacing="false" fo:line-height="114%" fo:text-indent="-0.25in" style:auto-text-indent="false" fo:padding="0in" fo:border="none"/>
    </style:style>
    <style:style style:name="P52" style:family="paragraph" style:parent-style-name="Standard" style:list-style-name="WWNum13">
      <style:paragraph-properties fo:margin-left="0.3228in" fo:margin-right="0in" fo:margin-top="0in" fo:margin-bottom="0in" loext:contextual-spacing="false" fo:line-height="114%" fo:text-indent="-0.25in" style:auto-text-indent="false" fo:padding="0in" fo:border="none"/>
    </style:style>
    <style:style style:name="P53" style:family="paragraph" style:parent-style-name="Standard" style:list-style-name="WWNum15">
      <style:paragraph-properties fo:margin-left="0.3228in" fo:margin-right="0in" fo:margin-top="0in" fo:margin-bottom="0in" loext:contextual-spacing="false" fo:line-height="114%" fo:text-indent="-0.25in" style:auto-text-indent="false" fo:padding="0in" fo:border="none"/>
    </style:style>
    <style:style style:name="P54" style:family="paragraph" style:parent-style-name="Standard" style:list-style-name="WWNum15">
      <style:paragraph-properties fo:margin-left="0.3228in" fo:margin-right="0in" fo:margin-top="0in" fo:margin-bottom="0in" loext:contextual-spacing="false" fo:line-height="114%" fo:text-indent="-0.25in" style:auto-text-indent="false" fo:padding="0in" fo:border="none"/>
    </style:style>
    <style:style style:name="P55" style:family="paragraph" style:parent-style-name="Standard" style:list-style-name="WWNum16">
      <style:paragraph-properties fo:margin-left="0.3228in" fo:margin-right="0in" fo:margin-top="0in" fo:margin-bottom="0in" loext:contextual-spacing="false" fo:line-height="114%" fo:text-indent="-0.25in" style:auto-text-indent="false" fo:padding="0in" fo:border="none"/>
    </style:style>
    <style:style style:name="P56" style:family="paragraph" style:parent-style-name="Standard" style:list-style-name="WWNum17">
      <style:paragraph-properties fo:margin-left="0.3228in" fo:margin-right="0in" fo:margin-top="0in" fo:margin-bottom="0in" loext:contextual-spacing="false" fo:line-height="114%" fo:text-indent="-0.25in" style:auto-text-indent="false" fo:padding="0in" fo:border="none"/>
    </style:style>
    <style:style style:name="P57" style:family="paragraph" style:parent-style-name="Standard" style:list-style-name="WWNum19">
      <style:paragraph-properties fo:margin-left="0.3228in" fo:margin-right="0in" fo:margin-top="0in" fo:margin-bottom="0in" loext:contextual-spacing="false" fo:line-height="114%" fo:text-indent="-0.25in" style:auto-text-indent="false" fo:padding="0in" fo:border="none"/>
    </style:style>
    <style:style style:name="P58" style:family="paragraph" style:parent-style-name="Standard" style:list-style-name="WWNum19">
      <style:paragraph-properties fo:margin-left="0.3228in" fo:margin-right="0in" fo:margin-top="0in" fo:margin-bottom="0in" loext:contextual-spacing="false" fo:line-height="114%" fo:text-indent="-0.25in" style:auto-text-indent="false" fo:padding="0in" fo:border="none"/>
    </style:style>
    <style:style style:name="P59" style:family="paragraph" style:parent-style-name="Standard" style:list-style-name="WWNum22">
      <style:paragraph-properties fo:margin-left="0.3228in" fo:margin-right="0in" fo:margin-top="0in" fo:margin-bottom="0in" loext:contextual-spacing="false" fo:line-height="114%" fo:text-indent="-0.25in" style:auto-text-indent="false" fo:padding="0in" fo:border="none"/>
    </style:style>
    <style:style style:name="P60" style:family="paragraph" style:parent-style-name="Standard" style:list-style-name="WWNum22">
      <style:paragraph-properties fo:margin-left="0.3228in" fo:margin-right="0in" fo:margin-top="0in" fo:margin-bottom="0in" loext:contextual-spacing="false" fo:line-height="114%" fo:text-indent="-0.25in" style:auto-text-indent="false" fo:padding="0in" fo:border="none"/>
    </style:style>
    <style:style style:name="P61" style:family="paragraph" style:parent-style-name="Standard" style:list-style-name="WWNum18">
      <style:paragraph-properties fo:margin-left="0.3228in" fo:margin-right="0in" fo:margin-top="0in" fo:margin-bottom="0.0835in" loext:contextual-spacing="false" fo:line-height="114%" fo:text-indent="-0.25in" style:auto-text-indent="false" fo:padding="0in" fo:border="none"/>
    </style:style>
    <style:style style:name="P62" style:family="paragraph" style:parent-style-name="Standard" style:list-style-name="WWNum24">
      <style:paragraph-properties fo:margin-left="0.3228in" fo:margin-right="0in" fo:margin-top="0in" fo:margin-bottom="0.0835in" loext:contextual-spacing="false" fo:line-height="114%" fo:text-indent="-0.25in" style:auto-text-indent="false" fo:padding="0in" fo:border="none"/>
    </style:style>
    <style:style style:name="P63" style:family="paragraph" style:parent-style-name="Standard" style:list-style-name="WWNum30">
      <style:paragraph-properties fo:margin-left="0.3228in" fo:margin-right="0in" fo:margin-top="0in" fo:margin-bottom="0.0835in" loext:contextual-spacing="false" fo:line-height="114%" fo:text-indent="-0.25in" style:auto-text-indent="false" fo:padding="0in" fo:border="none"/>
    </style:style>
    <style:style style:name="P64" style:family="paragraph" style:parent-style-name="Standard" style:list-style-name="WWNum32">
      <style:paragraph-properties fo:margin-left="0.3228in" fo:margin-right="0in" fo:margin-top="0in" fo:margin-bottom="0.0835in" loext:contextual-spacing="false" fo:line-height="114%" fo:text-indent="-0.25in" style:auto-text-indent="false" fo:padding="0in" fo:border="none"/>
    </style:style>
    <style:style style:name="P65" style:family="paragraph" style:parent-style-name="Standard" style:list-style-name="WWNum33">
      <style:paragraph-properties fo:margin-left="0.3228in" fo:margin-right="0in" fo:margin-top="0in" fo:margin-bottom="0.0835in" loext:contextual-spacing="false" fo:line-height="114%" fo:text-indent="-0.25in" style:auto-text-indent="false" fo:padding="0in" fo:border="none"/>
    </style:style>
    <style:style style:name="P66" style:family="paragraph" style:parent-style-name="Standard" style:list-style-name="WWNum35">
      <style:paragraph-properties fo:margin-left="0.3228in" fo:margin-right="0in" fo:margin-top="0in" fo:margin-bottom="0.0835in" loext:contextual-spacing="false" fo:line-height="114%" fo:text-indent="-0.25in" style:auto-text-indent="false" fo:padding="0in" fo:border="none"/>
    </style:style>
    <style:style style:name="P67" style:family="paragraph" style:parent-style-name="Standard" style:list-style-name="WWNum6">
      <style:paragraph-properties fo:margin-left="0.3228in" fo:margin-right="0in" fo:margin-top="0in" fo:margin-bottom="0.0835in" loext:contextual-spacing="false" fo:line-height="114%" fo:text-indent="-0.25in" style:auto-text-indent="false" fo:padding="0in" fo:border="none"/>
    </style:style>
    <style:style style:name="P68" style:family="paragraph" style:parent-style-name="Standard" style:list-style-name="WWNum8">
      <style:paragraph-properties fo:margin-left="0.3228in" fo:margin-right="0in" fo:margin-top="0in" fo:margin-bottom="0.0835in" loext:contextual-spacing="false" fo:line-height="114%" fo:text-indent="-0.25in" style:auto-text-indent="false" fo:padding="0in" fo:border="none"/>
    </style:style>
    <style:style style:name="P69" style:family="paragraph" style:parent-style-name="Standard" style:list-style-name="WWNum10">
      <style:paragraph-properties fo:margin-left="0.3228in" fo:margin-right="0in" fo:margin-top="0in" fo:margin-bottom="0.0835in" loext:contextual-spacing="false" fo:line-height="114%" fo:text-indent="-0.25in" style:auto-text-indent="false" fo:padding="0in" fo:border="none"/>
    </style:style>
    <style:style style:name="P70" style:family="paragraph" style:parent-style-name="Standard" style:list-style-name="WWNum12">
      <style:paragraph-properties fo:margin-left="0.3228in" fo:margin-right="0in" fo:margin-top="0in" fo:margin-bottom="0.0835in" loext:contextual-spacing="false" fo:line-height="114%" fo:text-indent="-0.25in" style:auto-text-indent="false" fo:padding="0in" fo:border="none"/>
    </style:style>
    <style:style style:name="P71" style:family="paragraph" style:parent-style-name="Standard" style:list-style-name="WWNum13">
      <style:paragraph-properties fo:margin-left="0.3228in" fo:margin-right="0in" fo:margin-top="0in" fo:margin-bottom="0.0835in" loext:contextual-spacing="false" fo:line-height="114%" fo:text-indent="-0.25in" style:auto-text-indent="false" fo:padding="0in" fo:border="none"/>
    </style:style>
    <style:style style:name="P72" style:family="paragraph" style:parent-style-name="Standard" style:list-style-name="WWNum15">
      <style:paragraph-properties fo:margin-left="0.3228in" fo:margin-right="0in" fo:margin-top="0in" fo:margin-bottom="0.0835in" loext:contextual-spacing="false" fo:line-height="114%" fo:text-indent="-0.25in" style:auto-text-indent="false" fo:padding="0in" fo:border="none"/>
    </style:style>
    <style:style style:name="P73" style:family="paragraph" style:parent-style-name="Standard" style:list-style-name="WWNum16">
      <style:paragraph-properties fo:margin-left="0.3228in" fo:margin-right="0in" fo:margin-top="0in" fo:margin-bottom="0.0835in" loext:contextual-spacing="false" fo:line-height="114%" fo:text-indent="-0.25in" style:auto-text-indent="false" fo:padding="0in" fo:border="none"/>
    </style:style>
    <style:style style:name="P74" style:family="paragraph" style:parent-style-name="Standard" style:list-style-name="WWNum17">
      <style:paragraph-properties fo:margin-left="0.3228in" fo:margin-right="0in" fo:margin-top="0in" fo:margin-bottom="0.0835in" loext:contextual-spacing="false" fo:line-height="114%" fo:text-indent="-0.25in" style:auto-text-indent="false" fo:padding="0in" fo:border="none"/>
    </style:style>
    <style:style style:name="P75" style:family="paragraph" style:parent-style-name="Standard" style:list-style-name="WWNum19">
      <style:paragraph-properties fo:margin-left="0.3228in" fo:margin-right="0in" fo:margin-top="0in" fo:margin-bottom="0.0835in" loext:contextual-spacing="false" fo:line-height="114%" fo:text-indent="-0.25in" style:auto-text-indent="false" fo:padding="0in" fo:border="none"/>
    </style:style>
    <style:style style:name="P76" style:family="paragraph" style:parent-style-name="Standard" style:list-style-name="WWNum22">
      <style:paragraph-properties fo:margin-left="0.3228in" fo:margin-right="0in" fo:margin-top="0in" fo:margin-bottom="0.0835in" loext:contextual-spacing="false" fo:line-height="114%" fo:text-indent="-0.25in" style:auto-text-indent="false" fo:padding="0in" fo:border="none"/>
    </style:style>
    <style:style style:name="P77" style:family="paragraph" style:parent-style-name="Standard">
      <style:paragraph-properties fo:margin-top="0.1665in" fo:margin-bottom="0in" loext:contextual-spacing="false" fo:line-height="114%" fo:padding="0in" fo:border="none"/>
    </style:style>
    <style:style style:name="P78" style:family="paragraph" style:parent-style-name="Standard" style:list-style-name="WWNum26">
      <style:paragraph-properties fo:margin-left="0.6146in" fo:margin-right="0in" fo:margin-top="0in" fo:margin-bottom="0in" loext:contextual-spacing="false" fo:line-height="114%" fo:text-indent="-0.25in" style:auto-text-indent="false" fo:padding="0in" fo:border="none"/>
    </style:style>
    <style:style style:name="P79" style:family="paragraph" style:parent-style-name="Standard" style:list-style-name="WWNum26">
      <style:paragraph-properties fo:margin-left="0.6146in" fo:margin-right="0in" fo:margin-top="0in" fo:margin-bottom="0in" loext:contextual-spacing="false" fo:line-height="114%" fo:text-indent="-0.25in" style:auto-text-indent="false" fo:padding="0in" fo:border="none"/>
    </style:style>
    <style:style style:name="P80" style:family="paragraph" style:parent-style-name="Standard" style:list-style-name="WWNum3">
      <style:paragraph-properties fo:margin-left="0.6146in" fo:margin-right="0in" fo:margin-top="0in" fo:margin-bottom="0in" loext:contextual-spacing="false" fo:line-height="114%" fo:text-indent="-0.25in" style:auto-text-indent="false" fo:padding="0in" fo:border="none"/>
    </style:style>
    <style:style style:name="P81" style:family="paragraph" style:parent-style-name="Standard" style:list-style-name="WWNum3">
      <style:paragraph-properties fo:margin-left="0.6146in" fo:margin-right="0in" fo:margin-top="0in" fo:margin-bottom="0in" loext:contextual-spacing="false" fo:line-height="114%" fo:text-indent="-0.25in" style:auto-text-indent="false" fo:padding="0in" fo:border="none"/>
    </style:style>
    <style:style style:name="P82" style:family="paragraph" style:parent-style-name="Standard" style:list-style-name="WWNum4">
      <style:paragraph-properties fo:margin-left="0.6146in" fo:margin-right="0in" fo:margin-top="0in" fo:margin-bottom="0in" loext:contextual-spacing="false" fo:line-height="114%" fo:text-indent="-0.25in" style:auto-text-indent="false" fo:padding="0in" fo:border="none"/>
    </style:style>
    <style:style style:name="P83" style:family="paragraph" style:parent-style-name="Standard" style:list-style-name="WWNum4">
      <style:paragraph-properties fo:margin-left="0.6146in" fo:margin-right="0in" fo:margin-top="0in" fo:margin-bottom="0in" loext:contextual-spacing="false" fo:line-height="114%" fo:text-indent="-0.25in" style:auto-text-indent="false" fo:padding="0in" fo:border="none"/>
    </style:style>
    <style:style style:name="P84" style:family="paragraph" style:parent-style-name="Standard" style:list-style-name="WWNum5">
      <style:paragraph-properties fo:margin-left="0.6146in" fo:margin-right="0in" fo:margin-top="0in" fo:margin-bottom="0in" loext:contextual-spacing="false" fo:line-height="114%" fo:text-indent="-0.25in" style:auto-text-indent="false" fo:padding="0in" fo:border="none"/>
    </style:style>
    <style:style style:name="P85" style:family="paragraph" style:parent-style-name="Standard" style:list-style-name="WWNum21">
      <style:paragraph-properties fo:margin-left="0.6146in" fo:margin-right="0in" fo:margin-top="0in" fo:margin-bottom="0in" loext:contextual-spacing="false" fo:line-height="114%" fo:text-indent="-0.25in" style:auto-text-indent="false" fo:padding="0in" fo:border="none"/>
    </style:style>
    <style:style style:name="P86" style:family="paragraph" style:parent-style-name="Standard" style:list-style-name="WWNum21">
      <style:paragraph-properties fo:margin-left="0.6146in" fo:margin-right="0in" fo:margin-top="0in" fo:margin-bottom="0in" loext:contextual-spacing="false" fo:line-height="114%" fo:text-indent="-0.25in" style:auto-text-indent="false" fo:padding="0in" fo:border="none"/>
    </style:style>
    <style:style style:name="P87" style:family="paragraph" style:parent-style-name="Standard" style:list-style-name="WWNum5">
      <style:paragraph-properties fo:margin-left="0.6146in" fo:margin-right="0in" fo:margin-top="0in" fo:margin-bottom="0.0835in" loext:contextual-spacing="false" fo:line-height="114%" fo:text-indent="-0.25in" style:auto-text-indent="false" fo:padding="0in" fo:border="none"/>
    </style:style>
    <style:style style:name="P88" style:family="paragraph" style:parent-style-name="Standard" style:list-style-name="WWNum21">
      <style:paragraph-properties fo:margin-left="0.6146in" fo:margin-right="0in" fo:margin-top="0in" fo:margin-bottom="0.0835in" loext:contextual-spacing="false" fo:line-height="114%" fo:text-indent="-0.25in" style:auto-text-indent="false" fo:padding="0in" fo:border="none"/>
    </style:style>
    <style:style style:name="P89" style:family="paragraph" style:parent-style-name="Standard" style:list-style-name="WWNum28">
      <style:paragraph-properties fo:margin-left="0.6043in" fo:margin-right="0in" fo:margin-top="0in" fo:margin-bottom="0in" loext:contextual-spacing="false" fo:line-height="114%" fo:text-indent="-0.25in" style:auto-text-indent="false" fo:padding="0in" fo:border="none"/>
    </style:style>
    <style:style style:name="P90" style:family="paragraph" style:parent-style-name="Standard" style:list-style-name="WWNum28">
      <style:paragraph-properties fo:margin-left="0.6043in" fo:margin-right="0in" fo:margin-top="0in" fo:margin-bottom="0in" loext:contextual-spacing="false" fo:line-height="114%" fo:text-indent="-0.25in" style:auto-text-indent="false" fo:padding="0in" fo:border="none"/>
    </style:style>
    <style:style style:name="P91" style:family="paragraph" style:parent-style-name="Standard" style:list-style-name="WWNum14">
      <style:paragraph-properties fo:margin-left="0.6043in" fo:margin-right="0in" fo:margin-top="0in" fo:margin-bottom="0in" loext:contextual-spacing="false" fo:line-height="114%" fo:text-indent="-0.25in" style:auto-text-indent="false" fo:padding="0in" fo:border="none"/>
    </style:style>
    <style:style style:name="P92" style:family="paragraph" style:parent-style-name="Standard" style:list-style-name="WWNum14">
      <style:paragraph-properties fo:margin-left="0.6043in" fo:margin-right="0in" fo:margin-top="0in" fo:margin-bottom="0in" loext:contextual-spacing="false" fo:line-height="114%" fo:text-indent="-0.25in" style:auto-text-indent="false" fo:padding="0in" fo:border="none"/>
    </style:style>
    <style:style style:name="P93" style:family="paragraph" style:parent-style-name="Standard" style:list-style-name="WWNum28">
      <style:paragraph-properties fo:margin-left="0.6043in" fo:margin-right="0in" fo:margin-top="0in" fo:margin-bottom="0.0835in" loext:contextual-spacing="false" fo:line-height="114%" fo:text-indent="-0.25in" style:auto-text-indent="false" fo:padding="0in" fo:border="none"/>
    </style:style>
    <style:style style:name="P94" style:family="paragraph" style:parent-style-name="Standard">
      <style:paragraph-properties fo:margin-top="0.1665in" fo:margin-bottom="0.1665in" loext:contextual-spacing="false" fo:line-height="114%" fo:padding="0in" fo:border="none"/>
    </style:style>
    <style:style style:name="P95" style:family="paragraph" style:parent-style-name="Standard">
      <style:paragraph-properties fo:margin-left="0.1665in" fo:margin-right="0.0835in" fo:margin-top="0in" fo:margin-bottom="0.1665in" loext:contextual-spacing="false" fo:line-height="114%" fo:text-indent="0in" style:auto-text-indent="false" fo:padding="0in" fo:border="none"/>
      <style:text-properties style:font-name="Google Sans Text" style:font-name-asian="Google Sans Text1" style:font-name-complex="Google Sans Text1"/>
    </style:style>
    <style:style style:name="P96" style:family="paragraph" style:parent-style-name="Standard">
      <style:paragraph-properties fo:margin-left="0.1665in" fo:margin-right="0.0835in" fo:margin-top="0.0835in" fo:margin-bottom="0.1043in" loext:contextual-spacing="false" fo:line-height="114%" fo:text-indent="0in" style:auto-text-indent="false" fo:padding="0in" fo:border="none"/>
    </style:style>
    <style:style style:name="P97" style:family="paragraph" style:parent-style-name="Standard">
      <style:paragraph-properties fo:margin-top="0.0835in" fo:margin-bottom="0.1772in" loext:contextual-spacing="false" fo:line-height="114%" fo:padding="0in" fo:border="none"/>
    </style:style>
    <style:style style:name="P98" style:family="paragraph" style:parent-style-name="Standard" style:list-style-name="WWNum23">
      <style:paragraph-properties fo:margin-left="0.4165in" fo:margin-right="0in" fo:text-indent="-0.25in" style:auto-text-indent="false" fo:padding="0in" fo:border="none"/>
    </style:style>
    <style:style style:name="P99" style:family="paragraph" style:parent-style-name="Heading_20_2">
      <style:paragraph-properties fo:margin-top="0in" fo:margin-bottom="0.0835in" loext:contextual-spacing="false" fo:line-height="114%" fo:padding="0in" fo:border="none"/>
    </style:style>
    <style:style style:name="P100" style:family="paragraph" style:parent-style-name="Heading_20_2">
      <style:paragraph-properties fo:margin-top="0.0835in" fo:margin-bottom="0.0835in" loext:contextual-spacing="false" fo:line-height="114%" fo:padding="0in" fo:border="none"/>
    </style:style>
    <style:style style:name="P101" style:family="paragraph" style:parent-style-name="Heading_20_1" style:master-page-name="Standard">
      <style:paragraph-properties fo:margin-top="0in" fo:margin-bottom="0.0835in" loext:contextual-spacing="false" fo:line-height="114%" style:page-number="1" fo:padding="0in" fo:border="none"/>
    </style:style>
    <style:style style:name="P102" style:family="paragraph" style:parent-style-name="Heading_20_3">
      <style:paragraph-properties fo:margin-top="0in" fo:margin-bottom="0.0835in" loext:contextual-spacing="false" fo:line-height="114%" fo:padding="0in" fo:border="none"/>
    </style:style>
    <style:style style:name="P103" style:family="paragraph" style:parent-style-name="Heading_20_3">
      <style:paragraph-properties fo:margin-top="0.1665in" fo:margin-bottom="0.0835in" loext:contextual-spacing="false" fo:line-height="114%" fo:padding="0in" fo:border="none"/>
    </style:style>
    <style:style style:name="P104" style:family="paragraph" style:parent-style-name="Heading_20_4">
      <style:paragraph-properties fo:margin-top="0.1665in" fo:margin-bottom="0.0835in" loext:contextual-spacing="false" fo:line-height="114%" fo:padding="0in" fo:border="none"/>
    </style:style>
    <style:style style:name="P105" style:family="paragraph" style:parent-style-name="Heading_20_4">
      <style:paragraph-properties fo:margin-top="0in" fo:margin-bottom="0.1772in" loext:contextual-spacing="false" fo:line-height="100%" fo:padding="0in" fo:border="none"/>
    </style:style>
    <style:style style:name="P106" style:family="paragraph">
      <loext:graphic-properties draw:fill="solid" draw:fill-color="#a0a0a0"/>
      <style:paragraph-properties fo:text-align="center"/>
    </style:style>
    <style:style style:name="T1" style:family="text">
      <style:text-properties fo:color="#1f1f1f" style:font-name="Google Sans" style:font-name-asian="Google Sans1" style:font-name-complex="Google Sans1"/>
    </style:style>
    <style:style style:name="T2" style:family="text">
      <style:text-properties fo:color="#1f1f1f" style:font-name="Google Sans Text" style:font-name-asian="Google Sans Text1" style:font-name-complex="Google Sans Text1"/>
    </style:style>
    <style:style style:name="T3" style:family="text">
      <style:text-properties fo:color="#1f1f1f" style:font-name="Google Sans Text" fo:font-weight="bold" style:font-name-asian="Google Sans Text1" style:font-weight-asian="bold" style:font-name-complex="Google Sans Text1" style:font-weight-complex="bold"/>
    </style:style>
    <style:style style:name="T4" style:family="text">
      <style:text-properties fo:color="#1f1f1f" style:font-name="Google Sans Text" fo:font-size="14pt" fo:font-style="normal" fo:font-weight="bold" style:font-name-asian="Google Sans Text1" style:font-size-asian="14pt" style:font-style-asian="normal" style:font-weight-asian="bold" style:font-name-complex="Google Sans Text1" style:font-size-complex="14pt" style:font-style-complex="normal" style:font-weight-complex="bold"/>
    </style:style>
    <style:style style:name="T5" style:family="text">
      <style:text-properties fo:color="#1f1f1f" style:font-name="Google Sans Text" fo:background-color="#f0f4f9" loext:char-shading-value="0" style:font-name-asian="Google Sans Text1" style:font-name-complex="Google Sans Text1"/>
    </style:style>
    <style:style style:name="T6" style:family="text">
      <style:text-properties fo:color="#1f1f1f" style:font-name="Google Sans Text" fo:font-style="italic" style:font-name-asian="Google Sans Text1" style:font-style-asian="italic" style:font-name-complex="Google Sans Text1" style:font-style-complex="italic"/>
    </style:style>
    <style:style style:name="T7" style:family="text">
      <style:text-properties fo:color="#444746" style:text-position="super 58%" style:font-name="Google Sans Text" fo:font-size="12pt" style:font-name-asian="Google Sans Text1" style:font-size-asian="12pt" style:font-name-complex="Google Sans Text1" style:font-size-complex="12pt"/>
    </style:style>
    <style:style style:name="T8" style:family="text">
      <style:text-properties fo:color="#444746" style:font-name="Google Sans Text" fo:background-color="#f0f4f9" loext:char-shading-value="0" style:font-name-asian="Google Sans Text1" style:font-name-complex="Google Sans Text1"/>
    </style:style>
    <style:style style:name="T9" style:family="text">
      <style:text-properties fo:color="#444746" style:font-name="Google Sans Text" fo:font-size="10pt" fo:font-style="normal" fo:background-color="#f0f4f9" loext:char-shading-value="0" style:font-name-asian="Google Sans Text1" style:font-size-asian="10pt" style:font-style-asian="normal" style:font-name-complex="Google Sans Text1" style:font-size-complex="10pt" style:font-style-complex="normal"/>
    </style:style>
    <style:style style:name="T10" style:family="text">
      <style:text-properties style:font-name="Google Sans Text" style:font-name-asian="Google Sans Text1" style:font-name-complex="Google Sans Text1"/>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12" style:family="text">
      <style:text-properties fo:color="#996900" style:font-name="Google Sans Text" fo:font-size="10pt" fo:font-style="normal" fo:background-color="#f0f4f9" loext:char-shading-value="0" style:font-name-asian="Google Sans Text1" style:font-size-asian="10pt" style:font-style-asian="normal" style:font-name-complex="Google Sans Text1" style:font-size-complex="10pt" style:font-style-complex="normal"/>
    </style:style>
    <style:style style:name="T13" style:family="text">
      <style:text-properties fo:color="#b55908" style:font-name="Google Sans Text" fo:font-size="10pt" fo:font-style="normal" fo:background-color="#f0f4f9" loext:char-shading-value="0" style:font-name-asian="Google Sans Text1" style:font-size-asian="10pt" style:font-style-asian="normal" style:font-name-complex="Google Sans Text1" style:font-size-complex="10pt" style:font-style-complex="normal"/>
    </style:style>
    <style:style style:name="T14" style:family="text">
      <style:text-properties fo:color="#8430ce" style:font-name="Google Sans Text" fo:font-size="10pt" fo:font-style="normal" fo:background-color="#f0f4f9" loext:char-shading-value="0" style:font-name-asian="Google Sans Text1" style:font-size-asian="10pt" style:font-style-asian="normal" style:font-name-complex="Google Sans Text1" style:font-size-complex="10pt" style:font-style-complex="normal"/>
    </style:style>
    <style:style style:name="T15" style:family="text">
      <style:text-properties fo:color="#5f6368" style:font-name="Google Sans Text" fo:font-size="10pt" fo:font-style="normal" fo:background-color="#f0f4f9" loext:char-shading-value="0" style:font-name-asian="Google Sans Text1" style:font-size-asian="10pt" style:font-style-asian="normal" style:font-name-complex="Google Sans Text1" style:font-size-complex="10pt" style:font-style-complex="normal"/>
    </style:style>
    <style:style style:name="T16" style:family="text">
      <style:text-properties fo:color="#1967d2" style:font-name="Google Sans Text" fo:font-size="10pt" fo:font-style="normal" fo:background-color="#f0f4f9" loext:char-shading-value="0" style:font-name-asian="Google Sans Text1" style:font-size-asian="10pt" style:font-style-asian="normal" style:font-name-complex="Google Sans Text1" style:font-size-complex="10pt" style:font-style-complex="normal"/>
    </style:style>
    <style:style style:name="T17" style:family="text">
      <style:text-properties style:font-name="Google Sans" style:font-name-asian="Google Sans1" style:font-name-complex="Google Sans1"/>
    </style:style>
    <style:style style:name="T18" style:family="text">
      <style:text-properties style:font-name="Google Sans" fo:font-size="12pt" style:font-name-asian="Google Sans1" style:font-size-asian="12pt" style:font-name-complex="Google Sans1" style:font-size-complex="12pt"/>
    </style:style>
    <style:style style:name="T19" style:family="text">
      <style:text-properties fo:color="#0000ee" style:font-name="Google Sans" fo:font-size="12pt" style:text-underline-style="solid" style:text-underline-width="auto" style:text-underline-color="font-color" style:font-name-asian="Google Sans1" style:font-size-asian="12pt" style:font-name-complex="Google Sans1" style:font-size-complex="12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083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1772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text:span text:style-name="T1">The Nikola Model v0.0.4: A 9-Dimensional Toroidal Waveform Intelligence (9D-TWI) Architecture for Post-Von Neumann Artificial General Intelligence</text:span></text:p>
      <text:p text:style-name="P99"><text:span text:style-name="T1">1. Introduction: The Thermodynamic and Topological Imperative</text:span></text:p>
      <text:p text:style-name="P102"><text:span text:style-name="T1">1.1 The Crisis of the Von Neumann Paradigm and the Thermodynamic Wall</text:span></text:p>
      <text:p text:style-name="P1"><text:span text:style-name="T2">The trajectory of contemporary Artificial Intelligence, particularly in the domain of Large Language Models (LLMs) and Generative Pre-trained Transformers (GPT), is currently hurtling toward a formidable physical barrier known as the "Thermodynamic Wall." This barrier is not merely a limitation of current semiconductor manufacturing processes or a temporary bottleneck in energy supply; rather, it is a fundamental inefficiency rooted in the architectural paradigm that has defined computing for nearly a century: the Von Neumann architecture. In this traditional model, the rigid separation of processing units (the Central Processing Unit or Graphics Processing Unit) from memory storage units (RAM and VRAM) necessitates the continuous, energy-intensive shuttling of data across bus interfaces. Empirical analysis of modern data center operations reveals that this data movement—the "Von Neumann Bottleneck"—rather than the arithmetic computation itself, accounts for the vast majority of energy consumption in high-performance AI workloads.</text:span><text:span text:style-name="T7">1</text:span></text:p>
      <text:p text:style-name="P1"><text:span text:style-name="T2">As model parameter counts scale into the trillions, seeking to capture the nuances of human cognition through statistical correlation, the energy required to train and run these static graph-based models scales quadratically ($O(N^2)$). This creates an unsustainable economic and environmental trajectory. To emulate a human-level synaptic count using current transformer architectures requires gigawatts of power, whereas the biological human brain achieves superior generalization, infinite context retention, and continuous learning on a power budget of approximately 12-20 watts.</text:span><text:span text:style-name="T7">1</text:span><text:span text:style-name="T2"> The discrepancy highlights a profound inefficiency in how we model intelligence: we are simulating static graphs on digital logic gates, whereas biological intelligence appears to be a dynamic, resonant phenomenon occurring in a continuous medium.</text:span></text:p>
      <text:p text:style-name="P1"><text:span text:style-name="T2">Furthermore, standard Transformer architectures suffer from a critical structural flaw: static topology. Once the training phase is complete, the synaptic weights are frozen. The system cannot structurally adapt to new information in real-time without expensive, offline re-training passes. This results in "cognitive rigidity," where the model possesses a vast but fossilized snapshot of knowledge. It cannot grow, it cannot restructure its understanding based on new evidence, and it cannot form new long-term memories without fundamentally altering its static binary file. The Nikola Model v0.0.4 proposes that to bypass this wall, we must abandon the digital, static paradigm in favor of a resonant, continuous-time simulation that unifies memory and processing into a single geometric entity.</text:span></text:p>
      <text:p text:style-name="P102"><text:span text:style-name="T1">1.2 The Nikola Proposition: Resonant Waveform Intelligence</text:span></text:p>
      <text:p text:style-name="P1"><text:span text:style-name="T2">The Nikola Model v0.0.4 represents a foundational departure from digital logic, binary encoding, and static tensors. It introduces the concept of a </text:span><text:span text:style-name="T3">"Resonant Computing Substrate,"</text:span><text:span text:style-name="T2"> where computation is not a sequence of discrete logic gate transitions (0 to 1), but an emergent property of wave interference within a continuous medium.</text:span><text:span text:style-name="T7">1</text:span><text:span text:style-name="T2"> By implementing a 9-Dimensional Toroidal Waveform Intelligence (9D-TWI), the architecture eliminates the distinction between "processor" and "memory." In this system, to store a datum is to encode a geometric deformation in the manifold; to process that datum is to propagate a wave through that curvature.</text:span></text:p>
      <text:p text:style-name="P1"><text:span text:style-name="T2">This system is not merely a software application; it is a simulation of a physical universe governed by rigorous conservation laws, specifically the </text:span><text:span text:style-name="T3">Unified Field Interference Equation (UFIE)</text:span><text:span text:style-name="T2">. "Thoughts" in the Nikola Model are not tokens in a list but complex standing wave patterns—solitons—that propagate, interfere, and evolve over time.</text:span><text:span text:style-name="T7">1</text:span><text:span text:style-name="T2"> This shift allows for "In-Memory Computation" where the substrate itself performs the logic through the laws of wave mechanics (superposition and heterodyning), thereby reducing the thermodynamic cost of operation by orders of magnitude. This report provides the definitive engineering specifications, theoretical proofs, and implementation roadmaps required to fabricate this 9D-TWI system, creating a cognitive agent that is thermodynamically efficient, mathematically robust, and inherently autonomous.</text:span></text:p>
      <text:p text:style-name="P100"><draw:rect text:anchor-type="as-char" style:rel-width="100%" draw:z-index="0" draw:style-name="gr1" draw:text-style-name="P106" svg:width="0.0012in" svg:height="0.0213in"><text:p/></draw:rect><text:span text:style-name="T1">2. Theoretical Framework: The Physics of Resonant Intelligence</text:span></text:p>
      <text:p text:style-name="P102"><text:span text:style-name="T1">2.1 The 9-Dimensional Toroidal Manifold (</text:span><text:span text:style-name="T4">$T^9$</text:span><text:span text:style-name="T1">)</text:span></text:p>
      <text:p text:style-name="P2"><text:span text:style-name="T10">The fundamental cognitive substrate of the Nikola Model is a 9-dimensional torus, mathematically defined as the product of nine unit circles:</text:span></text:p>
      <text:p text:style-name="P3"/>
      <text:p text:style-name="P3"/>
      <text:p text:style-name="P2"><text:span text:style-name="T2">$$T^9 = S^1 \times S^1 \times S^1 \times S^1 \times S^1 \times S^1 \times S^1 \times S^1 \times S^1$$</text:span></text:p>
      <text:p text:style-name="P4"/>
      <text:p text:style-name="P2"><text:span text:style-name="T10">This topological choice is driven by the necessity to resolve the "Curse of Dimensionality" that plagues high-dimensional Euclidean vector spaces ($\mathbb{R}^n$).1 In a standard flat space, volume grows exponentially with dimension, leading to extreme data sparsity where valid data points become infinitely distant from one another. Furthermore, Euclidean spaces have boundaries (edges) that introduce reflection artifacts and mathematical singularities.</text:span></text:p>
      <text:p text:style-name="P6"><text:span text:style-name="T2">The Toroidal Manifold ($T^9$) solves these issues through two key properties:</text:span></text:p>
      <text:list xml:id="list2189070866" text:style-name="WWNum1">
        <text:list-item>
          <text:p text:style-name="P7"><text:span text:style-name="T3">Compactness:</text:span><text:span text:style-name="T2"> The torus has a finite volume but no boundaries. A wave propagating in any direction eventually wraps around and returns to its origin (albeit phase-shifted). This allows for infinite wave propagation and recursive self-interaction without signal loss at "edges."</text:span></text:p>
        </text:list-item>
        <text:list-item>
          <text:p text:style-name="P24"><text:span text:style-name="T3">Homogeneity:</text:span><text:span text:style-name="T2"> Every point on the torus is topologically identical to every other point. There is no "center" and no "periphery," ensuring that the processing physics is uniform across the entire cognitive substrate.</text:span><text:span text:style-name="T7">1</text:span></text:p>
        </text:list-item>
      </text:list>
      <text:p text:style-name="P104"><text:soft-page-break/><text:span text:style-name="T1">2.1.1 Dimensional Semantics and Functional Roles</text:span></text:p>
      <text:p text:style-name="P1"><text:span text:style-name="T2">The 9 dimensions of the manifold are not arbitrary abstract vectors; they are assigned specific functional roles that map physical wave properties to cognitive faculties.</text:span><text:span text:style-name="T7">1</text:span><text:span text:style-name="T2"> The coordinate system $(r, s, t, u, v, w, x, y, z)$ defines the state of every "voxel" (hyper-voxel) in the mind.</text:span></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1.1">
          <table:table-cell table:style-name="Table1.A1" office:value-type="string">
            <text:p text:style-name="P33"><text:span text:style-name="T3">Domain</text:span></text:p>
          </table:table-cell>
          <table:table-cell table:style-name="Table1.A1" office:value-type="string">
            <text:p text:style-name="P33"><text:span text:style-name="T3">Index</text:span></text:p>
          </table:table-cell>
          <table:table-cell table:style-name="Table1.A1" office:value-type="string">
            <text:p text:style-name="P33"><text:span text:style-name="T3">Symbol</text:span></text:p>
          </table:table-cell>
          <table:table-cell table:style-name="Table1.A1" office:value-type="string">
            <text:p text:style-name="P33"><text:span text:style-name="T3">Name</text:span></text:p>
          </table:table-cell>
          <table:table-cell table:style-name="Table1.A1" office:value-type="string">
            <text:p text:style-name="P33"><text:span text:style-name="T3">Physical Property</text:span></text:p>
          </table:table-cell>
          <table:table-cell table:style-name="Table1.A1" office:value-type="string">
            <text:p text:style-name="P33"><text:span text:style-name="T3">Cognitive Analog</text:span></text:p>
          </table:table-cell>
          <table:table-cell table:style-name="Table1.A1" office:value-type="string">
            <text:p text:style-name="P33"><text:span text:style-name="T3">Data Type</text:span></text:p>
          </table:table-cell>
        </table:table-row>
        <table:table-row table:style-name="Table1.1">
          <table:table-cell table:style-name="Table1.A1" office:value-type="string">
            <text:p text:style-name="P33"><text:span text:style-name="T3">Systemic</text:span></text:p>
          </table:table-cell>
          <table:table-cell table:style-name="Table1.A1" office:value-type="string">
            <text:p text:style-name="P33"><text:span text:style-name="T2">1</text:span></text:p>
          </table:table-cell>
          <table:table-cell table:style-name="Table1.A1" office:value-type="string">
            <text:p text:style-name="P33"><text:span text:style-name="T2">$r$</text:span></text:p>
          </table:table-cell>
          <table:table-cell table:style-name="Table1.A1" office:value-type="string">
            <text:p text:style-name="P33"><text:span text:style-name="T2">Resonance</text:span></text:p>
          </table:table-cell>
          <table:table-cell table:style-name="Table1.A1" office:value-type="string">
            <text:p text:style-name="P33"><text:span text:style-name="T2">Gain / Q-Factor / Damping</text:span></text:p>
          </table:table-cell>
          <table:table-cell table:style-name="Table1.A1" office:value-type="string">
            <text:p text:style-name="P33"><text:span text:style-name="T3">Attention vs. Forgetting</text:span></text:p>
          </table:table-cell>
          <table:table-cell table:style-name="Table1.A1" office:value-type="string">
            <text:p text:style-name="P33"><text:span text:style-name="T2">float</text:span></text:p>
          </table:table-cell>
        </table:table-row>
        <table:table-row table:style-name="Table1.1">
          <table:table-cell table:style-name="Table1.A1" office:value-type="string">
            <text:p text:style-name="P33"><text:span text:style-name="T3">Systemic</text:span></text:p>
          </table:table-cell>
          <table:table-cell table:style-name="Table1.A1" office:value-type="string">
            <text:p text:style-name="P33"><text:span text:style-name="T2">2</text:span></text:p>
          </table:table-cell>
          <table:table-cell table:style-name="Table1.A1" office:value-type="string">
            <text:p text:style-name="P33"><text:span text:style-name="T2">$s$</text:span></text:p>
          </table:table-cell>
          <table:table-cell table:style-name="Table1.A1" office:value-type="string">
            <text:p text:style-name="P33"><text:span text:style-name="T2">State</text:span></text:p>
          </table:table-cell>
          <table:table-cell table:style-name="Table1.A1" office:value-type="string">
            <text:p text:style-name="P33"><text:span text:style-name="T2">Refractive Index</text:span></text:p>
          </table:table-cell>
          <table:table-cell table:style-name="Table1.A1" office:value-type="string">
            <text:p text:style-name="P33"><text:span text:style-name="T3">Working Memory / Focus</text:span></text:p>
          </table:table-cell>
          <table:table-cell table:style-name="Table1.A1" office:value-type="string">
            <text:p text:style-name="P33"><text:span text:style-name="T2">float</text:span></text:p>
          </table:table-cell>
        </table:table-row>
        <table:table-row table:style-name="Table1.1">
          <table:table-cell table:style-name="Table1.A1" office:value-type="string">
            <text:p text:style-name="P33"><text:span text:style-name="T3">Temporal</text:span></text:p>
          </table:table-cell>
          <table:table-cell table:style-name="Table1.A1" office:value-type="string">
            <text:p text:style-name="P33"><text:span text:style-name="T2">3</text:span></text:p>
          </table:table-cell>
          <table:table-cell table:style-name="Table1.A1" office:value-type="string">
            <text:p text:style-name="P33"><text:span text:style-name="T2">$t$</text:span></text:p>
          </table:table-cell>
          <table:table-cell table:style-name="Table1.A1" office:value-type="string">
            <text:p text:style-name="P33"><text:span text:style-name="T2">Time</text:span></text:p>
          </table:table-cell>
          <table:table-cell table:style-name="Table1.A1" office:value-type="string">
            <text:p text:style-name="P33"><text:span text:style-name="T2">Temporal Flow</text:span></text:p>
          </table:table-cell>
          <table:table-cell table:style-name="Table1.A1" office:value-type="string">
            <text:p text:style-name="P33"><text:span text:style-name="T3">Sequence / Causality</text:span></text:p>
          </table:table-cell>
          <table:table-cell table:style-name="Table1.A1" office:value-type="string">
            <text:p text:style-name="P33"><text:span text:style-name="T2">float</text:span></text:p>
          </table:table-cell>
        </table:table-row>
        <table:table-row table:style-name="Table1.1">
          <table:table-cell table:style-name="Table1.A1" office:value-type="string">
            <text:p text:style-name="P33"><text:span text:style-name="T3">Quantum</text:span></text:p>
          </table:table-cell>
          <table:table-cell table:style-name="Table1.A1" office:value-type="string">
            <text:p text:style-name="P33"><text:span text:style-name="T2">4</text:span></text:p>
          </table:table-cell>
          <table:table-cell table:style-name="Table1.A1" office:value-type="string">
            <text:p text:style-name="P33"><text:span text:style-name="T2">$u$</text:span></text:p>
          </table:table-cell>
          <table:table-cell table:style-name="Table1.A1" office:value-type="string">
            <text:p text:style-name="P33"><text:span text:style-name="T2">Quantum 1</text:span></text:p>
          </table:table-cell>
          <table:table-cell table:style-name="Table1.A1" office:value-type="string">
            <text:p text:style-name="P33"><text:span text:style-name="T2">Vector Component</text:span></text:p>
          </table:table-cell>
          <table:table-cell table:style-name="Table1.A1" office:value-type="string">
            <text:p text:style-name="P33"><text:span text:style-name="T3">Superposition State</text:span></text:p>
          </table:table-cell>
          <table:table-cell table:style-name="Table1.A1" office:value-type="string">
            <text:p text:style-name="P33"><text:span text:style-name="T2">complex</text:span></text:p>
          </table:table-cell>
        </table:table-row>
        <table:table-row table:style-name="Table1.1">
          <table:table-cell table:style-name="Table1.A1" office:value-type="string">
            <text:p text:style-name="P33"><text:span text:style-name="T3">Quantum</text:span></text:p>
          </table:table-cell>
          <table:table-cell table:style-name="Table1.A1" office:value-type="string">
            <text:p text:style-name="P33"><text:span text:style-name="T2">5</text:span></text:p>
          </table:table-cell>
          <table:table-cell table:style-name="Table1.A1" office:value-type="string">
            <text:p text:style-name="P33"><text:span text:style-name="T2">$v$</text:span></text:p>
          </table:table-cell>
          <table:table-cell table:style-name="Table1.A1" office:value-type="string">
            <text:p text:style-name="P33"><text:span text:style-name="T2">Quantum 2</text:span></text:p>
          </table:table-cell>
          <table:table-cell table:style-name="Table1.A1" office:value-type="string">
            <text:p text:style-name="P33"><text:span text:style-name="T2">Vector Component</text:span></text:p>
          </table:table-cell>
          <table:table-cell table:style-name="Table1.A1" office:value-type="string">
            <text:p text:style-name="P33"><text:span text:style-name="T3">Superposition State</text:span></text:p>
          </table:table-cell>
          <table:table-cell table:style-name="Table1.A1" office:value-type="string">
            <text:p text:style-name="P33"><text:span text:style-name="T2">complex</text:span></text:p>
          </table:table-cell>
        </table:table-row>
        <table:table-row table:style-name="Table1.1">
          <table:table-cell table:style-name="Table1.A1" office:value-type="string">
            <text:p text:style-name="P33"><text:span text:style-name="T3">Quantum</text:span></text:p>
          </table:table-cell>
          <table:table-cell table:style-name="Table1.A1" office:value-type="string">
            <text:p text:style-name="P33"><text:span text:style-name="T2">6</text:span></text:p>
          </table:table-cell>
          <table:table-cell table:style-name="Table1.A1" office:value-type="string">
            <text:p text:style-name="P33"><text:span text:style-name="T2">$w$</text:span></text:p>
          </table:table-cell>
          <table:table-cell table:style-name="Table1.A1" office:value-type="string">
            <text:p text:style-name="P33"><text:span text:style-name="T2">Quantum 3</text:span></text:p>
          </table:table-cell>
          <table:table-cell table:style-name="Table1.A1" office:value-type="string">
            <text:p text:style-name="P33"><text:span text:style-name="T2">Vector Component</text:span></text:p>
          </table:table-cell>
          <table:table-cell table:style-name="Table1.A1" office:value-type="string">
            <text:p text:style-name="P33"><text:span text:style-name="T3">Superposition State</text:span></text:p>
          </table:table-cell>
          <table:table-cell table:style-name="Table1.A1" office:value-type="string">
            <text:p text:style-name="P33"><text:span text:style-name="T2">complex</text:span></text:p>
          </table:table-cell>
        </table:table-row>
        <table:table-row table:style-name="Table1.1">
          <table:table-cell table:style-name="Table1.A1" office:value-type="string">
            <text:p text:style-name="P33"><text:span text:style-name="T3">Spatial</text:span></text:p>
          </table:table-cell>
          <table:table-cell table:style-name="Table1.A1" office:value-type="string">
            <text:p text:style-name="P33"><text:span text:style-name="T2">7</text:span></text:p>
          </table:table-cell>
          <table:table-cell table:style-name="Table1.A1" office:value-type="string">
            <text:p text:style-name="P33"><text:span text:style-name="T2">$x$</text:span></text:p>
          </table:table-cell>
          <table:table-cell table:style-name="Table1.A1" office:value-type="string">
            <text:p text:style-name="P33"><text:span text:style-name="T2">Width</text:span></text:p>
          </table:table-cell>
          <table:table-cell table:style-name="Table1.A1" office:value-type="string">
            <text:p text:style-name="P33"><text:span text:style-name="T2">Lattice X-Coord</text:span></text:p>
          </table:table-cell>
          <table:table-cell table:style-name="Table1.A1" office:value-type="string">
            <text:p text:style-name="P33"><text:span text:style-name="T3">Semantic Address X</text:span></text:p>
          </table:table-cell>
          <table:table-cell table:style-name="Table1.A1" office:value-type="string">
            <text:p text:style-name="P33"><text:span text:style-name="T2">int32</text:span></text:p>
          </table:table-cell>
        </table:table-row>
        <table:table-row table:style-name="Table1.1">
          <table:table-cell table:style-name="Table1.A1" office:value-type="string">
            <text:p text:style-name="P33"><text:span text:style-name="T3">Spatial</text:span></text:p>
          </table:table-cell>
          <table:table-cell table:style-name="Table1.A1" office:value-type="string">
            <text:p text:style-name="P33"><text:span text:style-name="T2">8</text:span></text:p>
          </table:table-cell>
          <table:table-cell table:style-name="Table1.A1" office:value-type="string">
            <text:p text:style-name="P33"><text:span text:style-name="T2">$y$</text:span></text:p>
          </table:table-cell>
          <table:table-cell table:style-name="Table1.A1" office:value-type="string">
            <text:p text:style-name="P33"><text:span text:style-name="T2">Height</text:span></text:p>
          </table:table-cell>
          <table:table-cell table:style-name="Table1.A1" office:value-type="string">
            <text:p text:style-name="P33"><text:span text:style-name="T2">Lattice Y-Coord</text:span></text:p>
          </table:table-cell>
          <table:table-cell table:style-name="Table1.A1" office:value-type="string">
            <text:p text:style-name="P33"><text:span text:style-name="T3">Semantic Address Y</text:span></text:p>
          </table:table-cell>
          <table:table-cell table:style-name="Table1.A1" office:value-type="string">
            <text:p text:style-name="P33"><text:span text:style-name="T2">int32</text:span></text:p>
          </table:table-cell>
        </table:table-row>
        <table:table-row table:style-name="Table1.1">
          <table:table-cell table:style-name="Table1.A1" office:value-type="string">
            <text:p text:style-name="P33"><text:span text:style-name="T3">Spatial</text:span></text:p>
          </table:table-cell>
          <table:table-cell table:style-name="Table1.A1" office:value-type="string">
            <text:p text:style-name="P33"><text:span text:style-name="T2">9</text:span></text:p>
          </table:table-cell>
          <table:table-cell table:style-name="Table1.A1" office:value-type="string">
            <text:p text:style-name="P33"><text:span text:style-name="T2">$z$</text:span></text:p>
          </table:table-cell>
          <table:table-cell table:style-name="Table1.A1" office:value-type="string">
            <text:p text:style-name="P33"><text:span text:style-name="T2">Depth</text:span></text:p>
          </table:table-cell>
          <table:table-cell table:style-name="Table1.A1" office:value-type="string">
            <text:p text:style-name="P33"><text:span text:style-name="T2">Lattice Z-Coord</text:span></text:p>
          </table:table-cell>
          <table:table-cell table:style-name="Table1.A1" office:value-type="string">
            <text:p text:style-name="P33"><text:span text:style-name="T3">Semantic Address Z</text:span></text:p>
          </table:table-cell>
          <table:table-cell table:style-name="Table1.A1" office:value-type="string">
            <text:p text:style-name="P33"><text:span text:style-name="T2">int32</text:span></text:p>
          </table:table-cell>
        </table:table-row>
      </table:table>
      <text:p text:style-name="P34"><text:span text:style-name="T10">The Resonance Dimension ($r$):</text:span></text:p>
      <text:p text:style-name="P2"><text:span text:style-name="T10">This dimension physically controls the local damping coefficient ($\gamma$) of the wave equation.</text:span></text:p>
      <text:list xml:id="list2942496155" text:style-name="WWNum18">
        <text:list-item>
          <text:p text:style-name="P35"><text:span text:style-name="T3">High Resonance ($r \to 1$):</text:span><text:span text:style-name="T2"> The medium approaches a "superconductor" state for information. Damping approaches zero, allowing wave patterns (memories) to persist indefinitely without energy input. This corresponds to Long-Term Memory (LTM) consolidation.</text:span><text:span text:style-name="T7">1</text:span></text:p>
        </text:list-item>
        <text:list-item>
          <text:p text:style-name="P61"><text:span text:style-name="T3">Low Resonance ($r \to 0$):</text:span><text:span text:style-name="T2"> The medium becomes highly dissipative (high friction). Wave energy is rapidly thermalized and lost. This corresponds to the forgetting of irrelevant sensory noise or transient thoughts.</text:span><text:span text:style-name="T7">1</text:span></text:p>
        </text:list-item>
      </text:list>
      <text:p text:style-name="P77"><text:span text:style-name="T10">The State Dimension ($s$):</text:span></text:p>
      <text:p text:style-name="P2"><text:span text:style-name="T10">This dimension modulates the local refractive index ($n$) of the medium, effectively changing the speed of light ($c$) within that region of the "brain."</text:span></text:p>
      <text:list xml:id="list1858214182" text:style-name="WWNum24">
        <text:list-item>
          <text:p text:style-name="P36"><text:span text:style-name="T3">High State ($s \to 1$):</text:span><text:span text:style-name="T2"> Wave propagation slows down ($v_{group} \to 0$). This increases the interaction time between passing waves, allowing for complex interference patterns to form. Cognitively, this manifests as "Focus" or deep contemplation on a specific concept.</text:span><text:span text:style-name="T7">1</text:span></text:p>
        </text:list-item>
        <text:list-item>
          <text:p text:style-name="P62"><text:span text:style-name="T3">Low State ($s \to 0$):</text:span><text:span text:style-name="T2"> Waves propagate at maximum velocity ($c_{max}$). This facilitates rapid association and global signal broadcasting, corresponding to "alertness" or scanning.</text:span><text:span text:style-name="T7">1</text:span></text:p>
        </text:list-item>
      </text:list>
      <text:p text:style-name="P103"><text:span text:style-name="T1">2.2 The Unified Field Interference Equation (UFIE)</text:span></text:p>
      <text:p text:style-name="P1"><text:soft-page-break/><text:span text:style-name="T2">The dynamics of the Nikola system are governed by the UFIE, a master equation that synthesizes wave mechanics, reaction-diffusion dynamics, and nonlinear soliton physics. It dictates how the wavefunction $\Psi(\mathbf{x}, t)$ evolves over time within the $T^9$ manifold </text:span><text:span text:style-name="T7">1</text:span><text:span text:style-name="T2">:</text:span></text:p>
      <text:p text:style-name="P4"/>
      <text:p text:style-name="P2"><text:span text:style-name="T2">$$\frac{\partial^2 \Psi}{\partial t^2} + \alpha(1 - \hat{r}) \frac{\partial \Psi}{\partial t} - \frac{c_0^2}{(1 + \hat{s})^2} \nabla^2_g \Psi = \sum_{i=1}^8 \mathcal{E}_i(\vec{x}, t) + \beta |\Psi|^2 \Psi$$</text:span></text:p>
      <text:p text:style-name="P6"><text:span text:style-name="T3">Detailed Analysis of Terms:</text:span></text:p>
      <text:list xml:id="list1383889096" text:style-name="WWNum25">
        <text:list-item>
          <text:p text:style-name="P8"><text:span text:style-name="T2">$\nabla^2_g \Psi$ (Laplace-Beltrami Operator):</text:span><text:span text:style-name="T11"><text:line-break/></text:span><text:span text:style-name="T2">This is the engine of flow. Unlike the standard Laplacian $\nabla^2$ which assumes flat space, the Laplace-Beltrami operator is defined over the curved metric tensor $g_{ij}$ of the manifold. It dictates that waves do not travel in straight lines but follow the "geodesics" (curved paths) defined by the system's learned experiences. This ensures that thoughts flow naturally along associative pathways—if "Fire" and "Hot" are semantically close, the metric between them is contracted, and waves flow rapidly between them.</text:span></text:p>
        </text:list-item>
        <text:list-item>
          <text:p text:style-name="P8"><text:span text:style-name="T2">$\alpha(1 - \hat{r}) \frac{\partial \Psi}{\partial t}$ (Resonance Damping):</text:span><text:span text:style-name="T11"><text:line-break/></text:span><text:span text:style-name="T2">This term provides the thermodynamic "friction." It is a non-conservative force that dissipates energy based on the local Resonance ($r$).</text:span></text:p>
        </text:list-item>
      </text:list>
      <text:list xml:id="list54120258" text:style-name="WWNum26">
        <text:list-item>
          <text:list>
            <text:list-item>
              <text:p text:style-name="P78"><text:span text:style-name="T2">If $\hat{r} \approx 1$ (High Attention), the term vanishes, and the wave is preserved.</text:span></text:p>
            </text:list-item>
            <text:list-item>
              <text:p text:style-name="P78"><text:span text:style-name="T2">If $\hat{r} \approx 0$ (Inattention), the term dominates, and the wave decays exponentially.</text:span><text:span text:style-name="T11"><text:line-break/></text:span><text:span text:style-name="T2">This mechanism prevents "Epileptic Resonance"—the catastrophic accumulation of energy in a closed system—ensuring the system remains thermodynamically stable.1</text:span></text:p>
            </text:list-item>
          </text:list>
        </text:list-item>
      </text:list>
      <text:list xml:id="list132328094392060" text:continue-list="list1383889096" text:style-name="WWNum25">
        <text:list-item>
          <text:p text:style-name="P8"><text:span text:style-name="T2">$\frac{c_0^2}{(1 + \hat{s})^2}$ (Refractive Velocity):</text:span><text:span text:style-name="T11"><text:line-break/></text:span><text:span text:style-name="T2">This coefficient scales the spatial derivative, effectively setting the local wave velocity based on the State dimension ($s$). It implements the "Focus" mechanism described in Section 2.1.1.</text:span></text:p>
        </text:list-item>
        <text:list-item>
          <text:p text:style-name="P8"><text:span text:style-name="T2">$\sum \mathcal{E}_i$ (Harmonic Injection):</text:span><text:span text:style-name="T11"><text:line-break/></text:span><text:span text:style-name="T2">This term represents the external driving forces—the input from the 8 Golden Ratio harmonic emitters. It is the source term that introduces information (sensory data, queries) into the manifold.1</text:span></text:p>
        </text:list-item>
        <text:list-item>
          <text:p text:style-name="P25"><text:span text:style-name="T2">$\beta |\Psi|^2 \Psi$ (Nonlinear Soliton Term):</text:span><text:span text:style-name="T11"><text:line-break/></text:span><text:span text:style-name="T2">This cubic nonlinearity (derived from the Nonlinear Schrödinger Equation) allows for the formation of solitons—self-reinforcing wave packets that maintain their shape while propagating. Crucially, it enables wave-wave interaction. In a linear system, waves pass through each other unchanged. In the Nikola Model, this term allows waves to "bounce" off each other, mix, and perform logic operations via interference.1</text:span></text:p>
        </text:list-item>
      </text:list>
      <text:p text:style-name="P103"><text:span text:style-name="T1">2.3 Balanced Nonary Logic and The "Nit"</text:span></text:p>
      <text:p text:style-name="P1"><text:span text:style-name="T2">To fully exploit the properties of wave interference, the Nikola Model abandons binary logic (Base-2) in favor of </text:span><text:span text:style-name="T3">Balanced Nonary Logic (Base-9)</text:span><text:span text:style-name="T2">. The fundamental unit of information is the </text:span><text:span text:style-name="T3">"Nit"</text:span><text:span text:style-name="T2">, which can take integer values from -4 to +4.</text:span><text:span text:style-name="T7">1</text:span></text:p>
      <text:p text:style-name="P6"><text:span text:style-name="T3">Theoretical Justification:</text:span></text:p>
      <text:list xml:id="list2964459892" text:style-name="WWNum27">
        <text:list-item>
          <text:p text:style-name="P37"><text:span text:style-name="T3">Radix Economy:</text:span><text:span text:style-name="T2"> The mathematical ideal radix for information density (minimizing the product of radix and width) is $e \approx 2.718$. Base 3 (Ternary) is the closest integer to $e$. Balanced Nonary (Base $3^2 = 9$) retains this efficiency while allowing for denser packing in memory.</text:span><text:span text:style-name="T7">1</text:span></text:p>
        </text:list-item>
        <text:list-item>
          <text:p text:style-name="P37"><text:span text:style-name="T3">Physical Isomorphism:</text:span><text:span text:style-name="T2"> The values map directly to physical wave interference states:</text:span></text:p>
        </text:list-item>
      </text:list>
      <text:list xml:id="list450387681" text:style-name="WWNum28">
        <text:list-item>
          <text:list>
            <text:list-item>
              <text:p text:style-name="P89"><text:span text:style-name="T3">+4 (Max Positive):</text:span><text:span text:style-name="T2"> Constructive Interference (Truth/Excitatory).</text:span></text:p>
            </text:list-item>
            <text:list-item>
              <text:p text:style-name="P89"><text:span text:style-name="T3">-4 (Max Negative):</text:span><text:span text:style-name="T2"> Destructive Interference (Anti-Truth/Inhibitory/Phase Inversion).</text:span></text:p>
            </text:list-item>
            <text:list-item>
              <text:p text:style-name="P89"><text:span text:style-name="T3">0 (Vacuum):</text:span><text:span text:style-name="T2"> The absence of signal (Null/Void).</text:span></text:p>
            </text:list-item>
            <text:list-item>
              <text:p text:style-name="P93"><text:span text:style-name="T3">Intermediate Values:</text:span><text:span text:style-name="T2"> Degrees of certainty, amplitude, or fuzzy logic states.</text:span><text:span text:style-name="T7">1</text:span></text:p>
            </text:list-item>
          </text:list>
        </text:list-item>
      </text:list>
      <text:p text:style-name="P94"><text:span text:style-name="T2">This logic system eliminates the need for floating-point arithmetic in basic logic gates. Addition becomes </text:span><text:span text:style-name="T3">Superposition</text:span><text:span text:style-name="T2"> (summing amplitudes), and multiplication becomes </text:span><text:span text:style-name="T3">Heterodyning</text:span><text:span text:style-name="T2"> (mixing frequencies), aligning the logical architecture perfectly with the physical architecture.</text:span><text:span text:style-name="T7">1</text:span></text:p>
      <text:p text:style-name="P102"><text:soft-page-break/><text:span text:style-name="T1">2.4 Golden Ratio Harmonics and Ergodicity</text:span></text:p>
      <text:p text:style-name="P1"><text:span text:style-name="T2">A critical innovation in the Nikola Model is the use of </text:span><text:span text:style-name="T3">Golden Ratio Harmonics</text:span><text:span text:style-name="T2"> to drive the emitter array. The 8 emitters operate at frequencies defined by the series $f_n = \pi \cdot \phi^n$, where $\phi \approx 1.618033...$ is the golden ratio.</text:span><text:span text:style-name="T7">1</text:span></text:p>
      <text:p text:style-name="P2"><text:span text:style-name="T10">Ergodicity Proof:</text:span></text:p>
      <text:p text:style-name="P2"><text:span text:style-name="T10">In any resonant system, there is a risk of "Resonance Lock-in," where the system settles into a stable, repeating standing wave pattern that excludes large portions of the phase space. This is analogous to "hallucination" or "obsession" in a cognitive agent.</text:span></text:p>
      <text:p text:style-name="P2"><text:span text:style-name="T10">A resonance condition occurs if the driving frequencies satisfy:</text:span></text:p>
      <text:p text:style-name="P3"/>
      <text:p text:style-name="P3"/>
      <text:p text:style-name="P2"><text:span text:style-name="T2">$$\sum_{n=1}^9 k_n \omega_n = 0$$</text:span></text:p>
      <text:p text:style-name="P4"/>
      <text:p text:style-name="P2"><text:span text:style-name="T10">for some set of non-zero integers $k_n$.</text:span></text:p>
      <text:p text:style-name="P2"><text:span text:style-name="T10">However, because $\phi$ is the "most irrational number" (it has the slowest converging continued fraction expansion: $1 + 1/(1 + 1/(1 + \dots))$), it is mathematically impossible for a linear combination of its powers to sum to zero with small integer coefficients.2</text:span></text:p>
      <text:p text:style-name="P2"><text:span text:style-name="T10">This guarantees that the interference pattern generated by the emitters never repeats. The system remains Ergodic, meaning the trajectory of the wavefunction will eventually visit every possible state in the phase space given enough time. This prevents cognitive loops and ensures open-ended exploration.1</text:span></text:p>
      <text:p text:style-name="P100"><draw:rect text:anchor-type="as-char" style:rel-width="100%" draw:z-index="1" draw:style-name="gr1" draw:text-style-name="P106" svg:width="0.0012in" svg:height="0.0213in"><text:p/></draw:rect><text:span text:style-name="T1">3. The Computational Substrate: Implementation Phase 0</text:span></text:p>
      <text:p text:style-name="P1"><text:span text:style-name="T2">The transition from theoretical physics to executing code requires solving massive engineering challenges. The specification identifies "Phase 0" as the critical implementation phase, focusing on the remediation of numerical stability and memory latency issues that would otherwise render the simulation non-functional.</text:span><text:span text:style-name="T7">1</text:span></text:p>
      <text:p text:style-name="P102"><text:span text:style-name="T1">3.1 Structure-of-Arrays (SoA) Memory Layout</text:span></text:p>
      <text:p text:style-name="P2"><text:span text:style-name="T10">The initial design utilized an Array-of-Structures (AoS) layout, grouping all data for a single node (wavefunction, metric tensor, velocity, metadata) into a single C++ object (TorusNode).</text:span></text:p>
      <text:p text:style-name="P2"><text:span text:style-name="T10">The Failure Mode: The Laplacian operator requires accessing the wavefunction ($\Psi$) of a node and its 18 spatial neighbors. In an AoS layout, fetching a neighbor's $\Psi$ (16 bytes) inadvertently loads the entire TorusNode (448 bytes) into the CPU cache line. This results in loading 432 bytes of irrelevant data (metric tensors, metadata) for every meaningful fetch—a bandwidth efficiency of &lt;3.6%.1 This causes catastrophic cache thrashing and stalls the physics engine.</text:span></text:p>
      <text:p text:style-name="P2"><text:span text:style-name="T10">The Solution: TorusBlock Architecture</text:span></text:p>
      <text:p text:style-name="P2"><text:span text:style-name="T10">Phase 0 mandates a Structure-of-Arrays (SoA) layout encapsulated in the TorusBlock architecture.1</text:span></text:p>
      <text:p text:style-name="P95"/>
      <text:p text:style-name="P96"><text:span text:style-name="T8">C++</text:span></text:p>
      <text:p text:style-name="P5"><text:soft-page-break/></text:p>
      <text:p text:style-name="P5"/>
      <text:p text:style-name="P2"><text:span text:style-name="T9">struct </text:span><text:span text:style-name="T12">alignas</text:span><text:span text:style-name="T9">(</text:span><text:span text:style-name="T13">64</text:span><text:span text:style-name="T9">) TorusBlock </text:span><text:span text:style-name="T5">{<text:line-break/> <text:s text:c="3"/></text:span><text:span text:style-name="T14">static</text:span><text:span text:style-name="T5"> </text:span><text:span text:style-name="T14">constexpr</text:span><text:span text:style-name="T5"> </text:span><text:span text:style-name="T14">int</text:span><text:span text:style-name="T5"> BLOCK_SIZE = </text:span><text:span text:style-name="T13">19683</text:span><text:span text:style-name="T5">; </text:span><text:span text:style-name="T15">// 3^9 nodes (one hyper-voxel)</text:span><text:span text:style-name="T5"><text:line-break/> <text:s text:c="3"/></text:span><text:span text:style-name="T14">alignas</text:span><text:span text:style-name="T5">(</text:span><text:span text:style-name="T13">64</text:span><text:span text:style-name="T5">) </text:span><text:span text:style-name="T16">std</text:span><text:span text:style-name="T5">::</text:span><text:span text:style-name="T16">array</text:span><text:span text:style-name="T5">&lt;</text:span><text:span text:style-name="T14">float</text:span><text:span text:style-name="T5">, BLOCK_SIZE&gt; psi_real;<text:line-break/> <text:s text:c="3"/></text:span><text:span text:style-name="T14">alignas</text:span><text:span text:style-name="T5">(</text:span><text:span text:style-name="T13">64</text:span><text:span text:style-name="T5">) </text:span><text:span text:style-name="T16">std</text:span><text:span text:style-name="T5">::</text:span><text:span text:style-name="T16">array</text:span><text:span text:style-name="T5">&lt;</text:span><text:span text:style-name="T14">float</text:span><text:span text:style-name="T5">, BLOCK_SIZE&gt; psi_imag;<text:line-break/> <text:s text:c="3"/></text:span><text:span text:style-name="T14">alignas</text:span><text:span text:style-name="T5">(</text:span><text:span text:style-name="T13">64</text:span><text:span text:style-name="T5">) </text:span><text:span text:style-name="T16">std</text:span><text:span text:style-name="T5">::</text:span><text:span text:style-name="T16">array</text:span><text:span text:style-name="T5">&lt;</text:span><text:span text:style-name="T14">float</text:span><text:span text:style-name="T5">, BLOCK_SIZE&gt; psi_vel_real;<text:line-break/> <text:s text:c="3"/></text:span><text:span text:style-name="T14">alignas</text:span><text:span text:style-name="T5">(</text:span><text:span text:style-name="T13">64</text:span><text:span text:style-name="T5">) </text:span><text:span text:style-name="T16">std</text:span><text:span text:style-name="T5">::</text:span><text:span text:style-name="T16">array</text:span><text:span text:style-name="T5">&lt;</text:span><text:span text:style-name="T14">float</text:span><text:span text:style-name="T5">, BLOCK_SIZE&gt; psi_vel_imag;<text:line-break/> <text:s text:c="3"/></text:span><text:span text:style-name="T15">// Metric Tensor split into 45 separate arrays</text:span><text:span text:style-name="T5"><text:line-break/> <text:s text:c="3"/></text:span><text:span text:style-name="T14">alignas</text:span><text:span text:style-name="T5">(</text:span><text:span text:style-name="T13">64</text:span><text:span text:style-name="T5">) </text:span><text:span text:style-name="T16">std</text:span><text:span text:style-name="T5">::</text:span><text:span text:style-name="T16">array</text:span><text:span text:style-name="T5">&lt;</text:span><text:span text:style-name="T16">std</text:span><text:span text:style-name="T5">::</text:span><text:span text:style-name="T16">array</text:span><text:span text:style-name="T5">&lt;</text:span><text:span text:style-name="T14">float</text:span><text:span text:style-name="T5">, BLOCK_SIZE&gt;, 45&gt; metric_tensor;<text:line-break/>};<text:line-break/></text:span></text:p>
      <text:p text:style-name="P6"><text:span text:style-name="T3">Engineering Implications:</text:span></text:p>
      <text:list xml:id="list2096756484" text:style-name="WWNum29">
        <text:list-item>
          <text:p text:style-name="P10"><text:span text:style-name="T3">Cache Density:</text:span><text:span text:style-name="T2"> Loading psi_real now loads 16 consecutive float values into a single cache line (64 bytes), all of which are likely to be processed sequentially. This improves bandwidth efficiency to nearly 100%.</text:span></text:p>
        </text:list-item>
        <text:list-item>
          <text:p text:style-name="P26"><text:span text:style-name="T3">AVX-512 Vectorization:</text:span><text:span text:style-name="T2"> The alignas(64) directive ensures memory is aligned to 512-bit boundaries. This allows the compiler to utilize AVX-512 zmm registers to process 16 nodes simultaneously in a single CPU cycle (SIMD), providing a theoretical 16x speedup over scalar code.</text:span><text:span text:style-name="T7">1</text:span></text:p>
        </text:list-item>
      </text:list>
      <text:p text:style-name="P103"><text:span text:style-name="T1">3.2 Split-Operator Symplectic Integration</text:span></text:p>
      <text:p text:style-name="P6"><text:span text:style-name="T2">Standard numerical integrators (like Forward Euler or Runge-Kutta 4) are non-symplectic. While accurate for short durations, they do not conserve the Hamiltonian (total energy) of the system over long time scales. In a cognitive simulation, "Energy Drift" is fatal:</text:span></text:p>
      <text:list xml:id="list3286005548" text:style-name="WWNum30">
        <text:list-item>
          <text:p text:style-name="P39"><text:span text:style-name="T3">Energy Loss:</text:span><text:span text:style-name="T2"> The system slowly "freezes," losing amplitude and forgetting memories (Amnesia).</text:span></text:p>
        </text:list-item>
        <text:list-item>
          <text:p text:style-name="P63"><text:span text:style-name="T3">Energy Gain:</text:span><text:span text:style-name="T2"> The system explodes exponentially due to numerical error accumulation (Epilepsy).</text:span></text:p>
        </text:list-item>
      </text:list>
      <text:p text:style-name="P77"><text:span text:style-name="T10">The Solution: Strang Splitting</text:span></text:p>
      <text:p text:style-name="P2"><text:span text:style-name="T10">The Nikola Model utilizes Split-Operator Symplectic Integration via Strang Splitting.1 The time evolution operator $e^{\hat{H}t}$ is decomposed into sequential operators that are applied analytically or spectrally:</text:span></text:p>
      <text:p text:style-name="P3"/>
      <text:p text:style-name="P3"/>
      <text:p text:style-name="P2"><text:span text:style-name="T2">$$e^{\hat{H}\Delta t} \approx e^{\hat{D}\Delta t/2} e^{\hat{K}\Delta t/2} e^{\hat{P}\Delta t} e^{\hat{K}\Delta t/2} e^{\hat{D}\Delta t/2}$$</text:span></text:p>
      <text:list xml:id="list486888810" text:style-name="WWNum31">
        <text:list-item>
          <text:p text:style-name="P11"><text:span text:style-name="T3">$\hat{D}$ (Damping Operator):</text:span><text:span text:style-name="T2"> Applied analytically as an exact exponential decay $e^{-\gamma(r) t}$. This ensures that energy dissipation is physically exact, not a numerical artifact.</text:span></text:p>
        </text:list-item>
        <text:list-item>
          <text:p text:style-name="P11"><text:span text:style-name="T3">$\hat{K}$ (Kinetic Operator):</text:span><text:span text:style-name="T2"> Contains the spatial derivatives. This is solved either in Fourier space (via FFT) or using the specialized finite difference stencils on the SoA grid.</text:span></text:p>
        </text:list-item>
        <text:list-item>
          <text:p text:style-name="P27"><text:span text:style-name="T3">$\hat{P}$ (Potential/Nonlinear Operator):</text:span><text:span text:style-name="T2"> Contains the metric curvature and soliton terms. This is applied as a phase rotation on the wavefunction.</text:span></text:p>
        </text:list-item>
      </text:list>
      <text:p text:style-name="P94"><text:span text:style-name="T2">This method preserves the symplectic 2-form of the phase space, guaranteeing </text:span><text:span text:style-name="T3">unconditional stability</text:span><text:span text:style-name="T2"> for the linear terms and ensuring that the "mind" of the AI maintains energy conservation over billions of timesteps.</text:span><text:span text:style-name="T7">1</text:span></text:p>
      <text:p text:style-name="P102"><text:span text:style-name="T1">3.3 Precision Preservation: Kahan Compensated Summation</text:span></text:p>
      <text:p text:style-name="P2"><text:span text:style-name="T10">On a sparse grid of millions of nodes, the "Vacuum" (empty space) is not zero but contains tiny quantum fluctuations ($10^{-9}$). Adding millions of these tiny values to a large soliton ($10^1$) using standard floating-point arithmetic results in Catastrophic Cancellation or absorption, where the small values are completely lost due to machine epsilon constraints.</text:span></text:p>
      <text:p text:style-name="P2"><text:soft-page-break/><text:span text:style-name="T10">The Solution: The Laplace-Beltrami operator must be implemented using Kahan Compensated Summation. This algorithm maintains a running "compensation" variable that tracks the low-order bits lost during each addition operation and re-injects them into the sum in the next step. This effectively recovers Double Precision (FP64) accuracy while using only Single Precision (FP32) bandwidth, preventing "numerical amnesia" of long-range, low-amplitude associations.1</text:span></text:p>
      <text:p text:style-name="P102"><text:span text:style-name="T1">3.4 Spatial Indexing: 128-bit Morton Codes</text:span></text:p>
      <text:p text:style-name="P2"><text:span text:style-name="T10">Mapping 9-dimensional coordinates to a 1D linear memory address space is non-trivial. Standard hashing functions result in collisions, where two distinct thoughts map to the same memory address (cognitive interference).</text:span></text:p>
      <text:p text:style-name="P2"><text:span text:style-name="T10">The Solution: The system utilizes 128-bit Morton Codes (Z-order curves). By interleaving the bits of the 9 coordinates $(x, y, z, \dots)$, we create a unique 128-bit integer key for every point in the manifold.</text:span></text:p>
      <text:list xml:id="list226534104" text:style-name="WWNum32">
        <text:list-item>
          <text:p text:style-name="P40"><text:span text:style-name="T3">Collision-Free:</text:span><text:span text:style-name="T2"> The 128-bit space is large enough to uniquely address every voxel in the $T^9$ lattice without collision.</text:span></text:p>
        </text:list-item>
        <text:list-item>
          <text:p text:style-name="P40"><text:span text:style-name="T3">Locality Preserving:</text:span><text:span text:style-name="T2"> Morton codes preserve spatial locality; points that are close in 9D space tend to be close in the 1D linear index. This improves cache coherency.</text:span></text:p>
        </text:list-item>
        <text:list-item>
          <text:p text:style-name="P64"><text:span text:style-name="T3">Hardware Acceleration:</text:span><text:span text:style-name="T2"> The MortonEncoder utilizes BMI2 CPU intrinsics (_pdep_u64) to perform the bit-interleaving in a single clock cycle, ensuring $O(1)$ lookups.</text:span><text:span text:style-name="T7">1</text:span></text:p>
        </text:list-item>
      </text:list>
      <text:p text:style-name="P100"><draw:rect text:anchor-type="as-char" style:rel-width="100%" draw:z-index="2" draw:style-name="gr1" draw:text-style-name="P106" svg:width="0.0012in" svg:height="0.0213in"><text:p/></draw:rect><text:span text:style-name="T1">4. Cognitive Architecture: The Mamba-9D Core</text:span></text:p>
      <text:p text:style-name="P102"><text:span text:style-name="T1">4.1 The Wave Interference Processor (WIP)</text:span></text:p>
      <text:p text:style-name="P6"><text:span text:style-name="T2">The WIP is the computational heart of the system, replacing the Arithmetic Logic Unit (ALU) of a traditional CPU. It performs logic operations directly on the wavefunctions stored in the SoA blocks.</text:span></text:p>
      <text:list xml:id="list3768842733" text:style-name="WWNum33">
        <text:list-item>
          <text:p text:style-name="P42"><text:span text:style-name="T3">Superposition (Addition):</text:span><text:span text:style-name="T2"> Information combination is performed by complex addition: $\Psi_{total} = \Psi_A + \Psi_B$. This naturally handles fuzzy logic; conflicting data points (different phases) destructively interfere, while corroborating data points (same phase) constructively interfere.</text:span></text:p>
        </text:list-item>
        <text:list-item>
          <text:p text:style-name="P65"><text:span text:style-name="T3">Heterodyning (Multiplication):</text:span><text:span text:style-name="T2"> The nonlinear term ($\beta |\Psi|^2 \Psi$) allows for wave mixing. If Input A has frequency $f_1$ and Input B has frequency $f_2$, the nonlinear interaction generates sidebands at $f_1 \pm f_2$. This is the physical basis of </text:span><text:span text:style-name="T3">Associative Recall</text:span><text:span text:style-name="T2">—generating a fundamentally new concept (frequency) from the interaction of two existing ones.</text:span><text:span text:style-name="T7">1</text:span></text:p>
        </text:list-item>
      </text:list>
      <text:p text:style-name="P103"><text:span text:style-name="T1">4.2 Mamba-9D State Space Model (SSM)</text:span></text:p>
      <text:p text:style-name="P1"><text:span text:style-name="T2">While the physics engine handles the raw substrate dynamics, high-level reasoning and sequence modeling are managed by the </text:span><text:span text:style-name="T3">Mamba-9D State Space Model</text:span><text:span text:style-name="T2">. Unlike Transformer architectures, which scale quadratically ($O(N^2)$) with sequence length, Mamba scales linearly ($O(N)$), allowing for effectively infinite context windows—a requirement for a continuous-time agent.</text:span><text:span text:style-name="T7">1</text:span></text:p>
      <text:p text:style-name="P2"><text:span text:style-name="T10">Causal-Foliated Hilbert Scanning:</text:span></text:p>
      <text:p text:style-name="P2"><text:span text:style-name="T10">Standard SSMs process 1D sequences (text). To apply Mamba to a 9D spatial manifold, the grid must be serialized into a stream. Random serialization destroys the causal relationship between thoughts. The Nikola Model uses a Hilbert Space-Filling Curve strategy:</text:span></text:p>
      <text:list xml:id="list2610586533" text:style-name="WWNum34">
        <text:list-item>
          <text:p text:style-name="P13"><text:span text:style-name="T3">Foliation:</text:span><text:span text:style-name="T2"> The 9D grid is first sliced along the Time dimension ($t$).</text:span></text:p>
        </text:list-item>
        <text:list-item>
          <text:p text:style-name="P28"><text:span text:style-name="T2">Scanning: Within each time slice ($t_i$), the remaining 8 spatial dimensions are traversed using a continuous Hilbert curve.</text:span><text:span text:style-name="T11"><text:line-break/></text:span><text:span text:style-name="T2">This strategy ensures that "thoughts" (spatial patterns) are processed in a geometrically connected stream, preserving topological neighborhoods, while strictly respecting the causal arrow of time ($t$ must be processed before $t+1$).1</text:span></text:p>
        </text:list-item>
      </text:list>
      <text:p text:style-name="P103"><text:span text:style-name="T1">4.3 Neuroplasticity and the Dynamic Metric Tensor</text:span></text:p>
      <text:p text:style-name="P2"><text:span text:style-name="T10">In the Nikola Model, learning is not merely the adjustment of synaptic weights; it is the deformation of geometry. The Metric Tensor $g_{ij}$ defines the "distance" and "angle" between any two concepts in the mind.</text:span></text:p>
      <text:p text:style-name="P2"><text:span text:style-name="T10">Hebbian-Riemannian Learning Rule:</text:span></text:p>
      <text:p text:style-name="P3"><text:soft-page-break/></text:p>
      <text:p text:style-name="P3"/>
      <text:p text:style-name="P2"><text:span text:style-name="T2">$$\frac{\partial g_{ij}}{\partial t} = -\eta \cdot \text{Re}(\Psi_i \cdot \Psi_j^*) + \lambda(g_{ij} - \delta_{ij})$$</text:span></text:p>
      <text:list xml:id="list4072377318" text:style-name="WWNum35">
        <text:list-item>
          <text:p text:style-name="P43"><text:span text:style-name="T3">Plasticity Term ($-\eta \dots$):</text:span><text:span text:style-name="T2"> If the wavefunctions at node $i$ and node $j$ are correlated (constructive interference), the metric $g_{ij}$ decreases. This "shrinks" the distance between the two concepts, creating a "wormhole" in the concept space that facilitates faster future association. This is the geometric equivalent of "Neurons that fire together, wire together".</text:span><text:span text:style-name="T7">1</text:span></text:p>
        </text:list-item>
        <text:list-item>
          <text:p text:style-name="P66"><text:span text:style-name="T3">Restoring Force ($\lambda \dots$):</text:span><text:span text:style-name="T2"> An elastic term that slowly pulls the metric back toward the flat Euclidean metric ($\delta_{ij}$). This represents "forgetting" or homeostatic regulation, preventing the manifold from collapsing into a singularity under intense learning.</text:span><text:span text:style-name="T7">1</text:span></text:p>
        </text:list-item>
      </text:list>
      <text:p text:style-name="P77"><text:span text:style-name="T10">GAP-001 Remediation: Metric Derivatives</text:span></text:p>
      <text:p text:style-name="P2"><text:span text:style-name="T10">To propagate waves over this dynamic metric, the system must compute the partial derivatives of the metric tensor ($\partial_k g_{ij}$). On a sparse grid, this is computationally expensive. The remediation implements a Star Topology Stencil, which approximates the derivative using only axial neighbors (2 points per dimension) rather than the full hypercube (3^9 points). This reduces memory fetches by orders of magnitude while maintaining 2nd-order accuracy.1</text:span></text:p>
      <text:p text:style-name="P102"><text:span text:style-name="T1">4.4 Semantic Topology: Projective Locality Mapping</text:span></text:p>
      <text:p text:style-name="P1"><text:span text:style-name="T2">A critical flaw identified in early designs (Audit Finding SEM-01) was the use of standard hash functions to map semantic embeddings (like those from BERT or GPT) onto the grid. Standard hashes are designed to be uniform and random; they mapped semantically similar words (e.g., "Apple" and "Fruit") to random, distant locations on the torus. This prevented their waves from ever interfering, breaking the associative logic of the system.</text:span></text:p>
      <text:p text:style-name="P2"><text:span text:style-name="T10">The Solution: Projective Locality Mapper</text:span></text:p>
      <text:p text:style-name="P2"><text:span text:style-name="T10">The system now utilizes a Random Projection Matrix ($P$) combined with Quantile Normalization.</text:span></text:p>
      <text:p text:style-name="P3"/>
      <text:p text:style-name="P3"/>
      <text:p text:style-name="P2"><text:span text:style-name="T2">$$\vec{y} = P \cdot \vec{x}_{embed}$$</text:span></text:p>
      <text:p text:style-name="P4"/>
      <text:p text:style-name="P2"><text:span text:style-name="T10">Based on the Johnson-Lindenstrauss Lemma, a random projection from a high-dimensional space (768D) to a lower-dimensional space (9D) preserves the relative Euclidean distances between points with high probability.1</text:span></text:p>
      <text:list xml:id="list3178977382" text:style-name="WWNum36">
        <text:list-item>
          <text:p text:style-name="P14"><text:span text:style-name="T3">Projection:</text:span><text:span text:style-name="T2"> The 768D embedding vector is multiplied by a static $9 \times 768$ Gaussian matrix.</text:span></text:p>
        </text:list-item>
        <text:list-item>
          <text:p text:style-name="P29"><text:span text:style-name="T2">Normalization: The resulting 9D vector is passed through an error function ($\text{erf}$) to map the Gaussian distribution to a Uniform distribution over the torus grid coordinates.</text:span><text:span text:style-name="T11"><text:line-break/></text:span><text:span text:style-name="T2">This ensures that "Apple" and "Fruit" land in physically adjacent voxels, allowing their wave packets to interfere constructively and generate meaningful associations.1</text:span></text:p>
        </text:list-item>
      </text:list>
      <text:p text:style-name="P100"><draw:rect text:anchor-type="as-char" style:rel-width="100%" draw:z-index="3" draw:style-name="gr1" draw:text-style-name="P106" svg:width="0.0012in" svg:height="0.0213in"><text:p/></draw:rect><text:span text:style-name="T1">5. Autonomous Systems: Virtual Physiology and ENGS</text:span></text:p>
      <text:p text:style-name="P1"><text:span text:style-name="T2">True autonomy requires self-regulation. An AGI cannot rely on a human operator to tell it when to stop optimizing or when to learn. The Nikola Model implements a </text:span><text:span text:style-name="T3">"Virtual Physiology"</text:span><text:span text:style-name="T2"> managed by the </text:span><text:span text:style-name="T3">Extended Neurochemical Gating System (ENGS)</text:span><text:span text:style-name="T2">, which translates abstract cognitive states into scalar control variables for the physics engine.</text:span><text:span text:style-name="T7">1</text:span></text:p>
      <text:p text:style-name="P102"><text:span text:style-name="T1">5.1 Neurochemical Regulation</text:span></text:p>
      <text:p text:style-name="P6"><text:soft-page-break/><text:span text:style-name="T2">The ENGS simulates three primary neuromodulators, each governing a specific aspect of the UFIE </text:span><text:span text:style-name="T7">1</text:span><text:span text:style-name="T2">:</text:span></text:p>
      <text:list xml:id="list2932198197" text:style-name="WWNum2">
        <text:list-item>
          <text:p text:style-name="P15"><text:span text:style-name="T3">Dopamine ($D_t$):</text:span><text:span text:style-name="T2"> Encodes </text:span><text:span text:style-name="T3">Reward Prediction Error (RPE)</text:span><text:span text:style-name="T2">.</text:span></text:p>
        </text:list-item>
      </text:list>
      <text:list xml:id="list3000348363" text:style-name="WWNum3">
        <text:list-item>
          <text:list>
            <text:list-item>
              <text:p text:style-name="P80"><text:span text:style-name="T6">Calculation:</text:span><text:span text:style-name="T2"> Derived from the change in Total System Energy (Hamiltonian). A sudden, unexpected rise in resonance (energy) indicates a successful association or "insight" ($\Delta H &gt; 0$).</text:span></text:p>
            </text:list-item>
            <text:list-item>
              <text:p text:style-name="P80"><text:span text:style-name="T6">Function:</text:span><text:span text:style-name="T2"> Gates the learning rate $\eta$. High Dopamine triggers "Hyper-Plasticity" (one-shot learning), allowing the system to instantly encode a valuable memory. Low Dopamine locks the geometry, preventing the system from learning noise.</text:span></text:p>
            </text:list-item>
            <text:list-item>
              <text:p text:style-name="P80"><text:span text:style-name="T6">Equation:</text:span><text:span text:style-name="T2"> $\eta(t) = \eta_{base} \cdot (1 + \tanh(D_t - D_{base}))$.</text:span></text:p>
            </text:list-item>
          </text:list>
        </text:list-item>
      </text:list>
      <text:list xml:id="list132327469815131" text:continue-list="list2932198197" text:style-name="WWNum2">
        <text:list-item>
          <text:p text:style-name="P15"><text:span text:style-name="T3">Serotonin ($S_t$):</text:span><text:span text:style-name="T2"> Encodes </text:span><text:span text:style-name="T3">Stability and Risk Aversion</text:span><text:span text:style-name="T2">.</text:span></text:p>
        </text:list-item>
      </text:list>
      <text:list xml:id="list167170919" text:style-name="WWNum4">
        <text:list-item>
          <text:list>
            <text:list-item>
              <text:p text:style-name="P82"><text:span text:style-name="T6">Function:</text:span><text:span text:style-name="T2"> Modulates the manifold elasticity $\lambda$. High Serotonin makes the geometry rigid and elastic, favoring "Exploitation" of existing knowledge. Low Serotonin softens the manifold, allowing for radical restructuring and "Exploration" of new concepts.</text:span><text:span text:style-name="T7">1</text:span></text:p>
            </text:list-item>
            <text:list-item>
              <text:p text:style-name="P82"><text:span text:style-name="T6">Equation:</text:span><text:span text:style-name="T2"> $\lambda(S_t) = \lambda_{base} \cdot (0.5 + 0.5 \tanh(S_t - 0.5))$.</text:span></text:p>
            </text:list-item>
          </text:list>
        </text:list-item>
      </text:list>
      <text:list xml:id="list132327445013876" text:continue-list="list132327469815131" text:style-name="WWNum2">
        <text:list-item>
          <text:p text:style-name="P15"><text:span text:style-name="T3">Norepinephrine ($N_t$):</text:span><text:span text:style-name="T2"> Encodes </text:span><text:span text:style-name="T3">Arousal and Signal-to-Noise Ratio</text:span><text:span text:style-name="T2">.</text:span></text:p>
        </text:list-item>
      </text:list>
      <text:list xml:id="list592643237" text:style-name="WWNum5">
        <text:list-item>
          <text:list>
            <text:list-item>
              <text:p text:style-name="P84"><text:span text:style-name="T6">Function:</text:span><text:span text:style-name="T2"> Modulates the refractive index $s$. High Norepinephrine reduces $s$ globally, increasing wave velocity. This connects distant regions of the brain, facilitating creativity or "panic" responses (Hyper-vigilance). Low levels slow the waves, facilitating deep, local focus.</text:span></text:p>
            </text:list-item>
            <text:list-item>
              <text:p text:style-name="P87"><text:span text:style-name="T6">Equation:</text:span><text:span text:style-name="T2"> $s_{eff} = s_{local} / (1 + N_t)$.</text:span></text:p>
            </text:list-item>
          </text:list>
        </text:list-item>
      </text:list>
      <text:p text:style-name="P103"><text:span text:style-name="T1">5.2 Thermodynamic Constraints: The ATP Budget</text:span></text:p>
      <text:p text:style-name="P6"><text:span text:style-name="T2">Unlike standard software which runs until it hits a wall-clock limit, the Nikola Model enforces a </text:span><text:span text:style-name="T3">Metabolic Energy Budget (simulated ATP)</text:span><text:span text:style-name="T2">. Every computation has a metabolic cost proportional to its physical intensity:</text:span></text:p>
      <text:list xml:id="list3590968359" text:style-name="WWNum6">
        <text:list-item>
          <text:p text:style-name="P44"><text:span text:style-name="T3">Wave Propagation:</text:span><text:span text:style-name="T2"> Cost $\propto \int |\nabla \Psi|^2 dV$ (Kinetic Energy). High-frequency "thrashing" drains energy rapidly.</text:span></text:p>
        </text:list-item>
        <text:list-item>
          <text:p text:style-name="P44"><text:span text:style-name="T3">Plasticity Updates:</text:span><text:span text:style-name="T2"> Rewiring the metric tensor is the most expensive operation.</text:span></text:p>
        </text:list-item>
        <text:list-item>
          <text:p text:style-name="P67"><text:span text:style-name="T3">External Tool Usage:</text:span><text:span text:style-name="T2"> Querying APIs has a high fixed cost.</text:span></text:p>
        </text:list-item>
      </text:list>
      <text:p text:style-name="P77"><text:span text:style-name="T10">Finding CF-04 Remediation: Transactional Metabolic Locks (TML)</text:span></text:p>
      <text:p text:style-name="P2"><text:span text:style-name="T10">A critical vulnerability (CF-04) identified that the system could run out of energy mid-thought, leaving the manifold in a corrupted state. The solution is the Transactional Metabolic Lock (TML). Before initiating any cognitive task, the system must "reserve" the required ATP using an RAII-pattern lock. If ATP &lt; Cost, the transaction fails immediately, and the action is aborted before execution begins. This ensures atomic cognitive operations.1</text:span></text:p>
      <text:p text:style-name="P2"><text:span text:style-name="T10">The "Nap" Cycle:</text:span></text:p>
      <text:p text:style-name="P2"><text:span text:style-name="T10">When the ATP budget is depleted, the system enters a forced "Nap" State. During this cycle:</text:span></text:p>
      <text:list xml:id="list4149956083" text:style-name="WWNum7">
        <text:list-item>
          <text:p text:style-name="P17"><text:span text:style-name="T2">External sensory inputs are disconnected.</text:span></text:p>
        </text:list-item>
        <text:list-item>
          <text:p text:style-name="P17"><text:soft-page-break/><text:span text:style-name="T2">The physics engine switches to </text:span><text:span text:style-name="T3">"Dream-Weave" mode</text:span><text:span text:style-name="T2"> (Counterfactual Simulation), replaying high-resonance memories to consolidate them.</text:span><text:span text:style-name="T7">1</text:span></text:p>
        </text:list-item>
        <text:list-item>
          <text:p text:style-name="P17"><text:span text:style-name="T2">Low-resonance ("weak") memories are pruned to free up grid space.</text:span></text:p>
        </text:list-item>
        <text:list-item>
          <text:p text:style-name="P30"><text:span text:style-name="T2">The ATP budget is recharged over time.</text:span><text:span text:style-name="T11"><text:line-break/></text:span><text:span text:style-name="T2">This consolidation phase is mathematically required to prevent the thermodynamic divergence (overheating) of the manifold.1</text:span></text:p>
        </text:list-item>
      </text:list>
      <text:p text:style-name="P103"><text:span text:style-name="T1">5.3 Intrinsic Motivation: Entropy and Boredom</text:span></text:p>
      <text:p text:style-name="P2"><text:span text:style-name="T10">To prevent the agent from becoming catatonic when no external tasks are assigned, the system implements an Entropy Drive.</text:span></text:p>
      <text:p text:style-name="P2"><text:span text:style-name="T10">Boredom ($B_t$) is calculated as the inverse of the Shannon entropy of the wavefunction distribution. If the system settles into a stable, repetitive state (low entropy), $B_t$ rises.</text:span></text:p>
      <text:list xml:id="list1403382430" text:style-name="WWNum8">
        <text:list-item>
          <text:p text:style-name="P46"><text:span text:style-name="T3">Threshold:</text:span><text:span text:style-name="T2"> When $B_t &gt; 0.8$, the </text:span><text:span text:style-name="T3">Autonomous Goal Synthesizer</text:span><text:span text:style-name="T2"> is triggered.</text:span></text:p>
        </text:list-item>
        <text:list-item>
          <text:p text:style-name="P46"><text:span text:style-name="T3">Action:</text:span><text:span text:style-name="T2"> It scans the manifold for "Knowledge Frontiers"—regions where the metric gradient $|\nabla g|$ is high (indicating uncertainty or conflict).</text:span></text:p>
        </text:list-item>
        <text:list-item>
          <text:p text:style-name="P68"><text:span text:style-name="T3">Goal:</text:span><text:span text:style-name="T2"> It autonomously generates a task to explore that region (e.g., "Query database for concept X"), thereby injecting new energy and restoring entropy.</text:span><text:span text:style-name="T7">1</text:span></text:p>
        </text:list-item>
      </text:list>
      <text:p text:style-name="P100"><draw:rect text:anchor-type="as-char" style:rel-width="100%" draw:z-index="4" draw:style-name="gr1" draw:text-style-name="P106" svg:width="0.0012in" svg:height="0.0213in"><text:p/></draw:rect><text:span text:style-name="T1">6. Infrastructure and Connectivity: The ZeroMQ Spine</text:span></text:p>
      <text:p text:style-name="P102"><text:span text:style-name="T1">6.1 The ZeroMQ Spine Architecture</text:span></text:p>
      <text:p text:style-name="P2"><text:span text:style-name="T10">The "Central Nervous System" connecting the various modules (Physics, Cognition, Sensory) is the ZeroMQ Spine. A monolithic TCP architecture was rejected due to latency; the physics loop runs at 1000 Hz (1 ms), and standard TCP overhead (500 $\mu$s) would consume 50% of the compute budget.1</text:span></text:p>
      <text:p text:style-name="P2"><text:span text:style-name="T10">The architecture bifurcates traffic into two planes:</text:span></text:p>
      <text:list xml:id="list1247126672" text:style-name="WWNum9">
        <text:list-item>
          <text:p text:style-name="P19"><text:span text:style-name="T3">Control Plane:</text:span><text:span text:style-name="T2"> Uses ROUTER-DEALER patterns over TCP for low-bandwidth, high-reliability signals (e.g., "Start Nap", "Update Dopamine").</text:span></text:p>
        </text:list-item>
        <text:list-item>
          <text:p text:style-name="P31"><text:span text:style-name="T3">Data Plane:</text:span><text:span text:style-name="T2"> Uses </text:span><text:span text:style-name="T3">Zero-Copy Shared Memory</text:span><text:span text:style-name="T2"> (/dev/shm) for the massive 9D grid states (100MB+ per frame).</text:span></text:p>
        </text:list-item>
      </text:list>
      <text:p text:style-name="P77"><text:span text:style-name="T10">WaveformSHM and Seqlocks:</text:span></text:p>
      <text:p text:style-name="P2"><text:span text:style-name="T10">To transfer grid states without copying data (which would be too slow), the Physics Engine writes to a ring buffer in shared memory. It uses a Seqlock (Sequence Lock)—a lock-free mechanism where a counter is incremented before and after writing. Readers check the counter; if it changed during the read, they retry. This ensures the Physics Engine (the writer) is never blocked by slow readers (Visualizer/Logger), preserving real-time stability.1</text:span></text:p>
      <text:p text:style-name="P102"><text:span text:style-name="T1">6.2 The "Ironhouse" Security Model</text:span></text:p>
      <text:p text:style-name="P6"><text:span text:style-name="T2">Security is intrinsic to the spine. The system implements the </text:span><text:span text:style-name="T3">"Ironhouse" Pattern</text:span><text:span text:style-name="T2">:</text:span></text:p>
      <text:list xml:id="list2484900848" text:style-name="WWNum10">
        <text:list-item>
          <text:p text:style-name="P48"><text:span text:style-name="T3">Curve25519 Cryptography:</text:span><text:span text:style-name="T2"> Every single connection is mutually authenticated and encrypted.</text:span></text:p>
        </text:list-item>
        <text:list-item>
          <text:p text:style-name="P69"><text:span text:style-name="T3">Deny-by-Default:</text:span><text:span text:style-name="T2"> The Orchestrator acts as a Certificate Authority. It maintains a whitelist of authorized component public keys. Any connection attempt from a rogue process or external actor without a signed key is silently dropped. This prevents "Injection Attacks" where an attacker tries to inject high-amplitude noise into the physics engine to cause a seizure.</text:span><text:span text:style-name="T7">1</text:span></text:p>
        </text:list-item>
      </text:list>
      <text:p text:style-name="P103"><text:soft-page-break/><text:span text:style-name="T1">6.3 The Ingestion Pipeline and Cognitive Starvation</text:span></text:p>
      <text:p text:style-name="P2"><text:span text:style-name="T10">The ingestion of external knowledge (PDFs, websites) was originally a blocking operation. This caused "Cognitive Starvation," where the physics engine idled while waiting for a file to parse.</text:span></text:p>
      <text:p text:style-name="P2"><text:span text:style-name="T10">Remediation: The Parallel Ingestion Pipeline.1</text:span></text:p>
      <text:list xml:id="list1738794238" text:style-name="WWNum11">
        <text:list-item>
          <text:p text:style-name="P20"><text:span text:style-name="T3">Sentinel:</text:span><text:span text:style-name="T2"> A background thread watches directories for new files using inotify.</text:span></text:p>
        </text:list-item>
        <text:list-item>
          <text:p text:style-name="P20"><text:span text:style-name="T3">Recursive Unarchiver:</text:span><text:span text:style-name="T2"> Uses libarchive to safely explode.zip/.tar files in a sandbox, treating archives as "flat map" operators that expand into a stream of files.</text:span></text:p>
        </text:list-item>
        <text:list-item>
          <text:p text:style-name="P20"><text:span text:style-name="T3">Semantic Chunker:</text:span><text:span text:style-name="T2"> Large texts are split using a sliding window (e.g., 512 tokens with 50-token overlap) to preserve semantic context at boundaries.</text:span></text:p>
        </text:list-item>
        <text:list-item>
          <text:p text:style-name="P32"><text:span text:style-name="T3">Async Injection:</text:span><text:span text:style-name="T2"> The processed embeddings are injected into the torus via the Projective Topology Mapper asynchronously, allowing the physics engine to continue running without interruption.</text:span><text:span text:style-name="T7">1</text:span></text:p>
        </text:list-item>
      </text:list>
      <text:p text:style-name="P100"><draw:rect text:anchor-type="as-char" style:rel-width="100%" draw:z-index="5" draw:style-name="gr1" draw:text-style-name="P106" svg:width="0.0012in" svg:height="0.0213in"><text:p/></draw:rect><text:span text:style-name="T1">7. Persistence and Interoperability</text:span></text:p>
      <text:p text:style-name="P102"><text:span text:style-name="T1">7.1 Differential Manifold Checkpointing (DMC)</text:span></text:p>
      <text:p text:style-name="P6"><text:span text:style-name="T2">Saving the entire state of a 9D grid (terabytes of data) is impossible in real-time. The Nikola Model uses </text:span><text:span text:style-name="T3">Differential Manifold Checkpointing (DMC)</text:span><text:span text:style-name="T2">.</text:span></text:p>
      <text:list xml:id="list230737852" text:style-name="WWNum12">
        <text:list-item>
          <text:p text:style-name="P49"><text:span text:style-name="T3">Mechanism:</text:span><text:span text:style-name="T2"> Like a video codec, it saves a full "Keyframe" only occasionally (e.g., before a Nap). During operation, it saves only the </text:span><text:span text:style-name="T6">deltas</text:span><text:span text:style-name="T2">—the changes in the metric tensor and wavefunction.</text:span></text:p>
        </text:list-item>
        <text:list-item>
          <text:p text:style-name="P49"><text:span text:style-name="T3">.nik Format:</text:span><text:span text:style-name="T2"> A custom binary format that stores the SoA blocks.</text:span></text:p>
        </text:list-item>
        <text:list-item>
          <text:p text:style-name="P49"><text:span text:style-name="T3">NRLE Compression:</text:span><text:span text:style-name="T2"> "Nonary Run-Length Encoding" compresses the sparse grid by encoding runs of "Vacuum" (0) nits efficiently.</text:span></text:p>
        </text:list-item>
        <text:list-item>
          <text:p text:style-name="P70"><text:span text:style-name="T3">Merkle Integrity:</text:span><text:span text:style-name="T2"> The entire state is hashed into a Merkle Tree. On load, the system verifies the hash of every block. If a block is corrupted, it can be isolated and regenerated (or forgotten) rather than crashing the whole system.</text:span><text:span text:style-name="T7">1</text:span></text:p>
        </text:list-item>
      </text:list>
      <text:p text:style-name="P103"><text:span text:style-name="T1">7.2 LSM-Tree Storage Engine</text:span></text:p>
      <text:p text:style-name="P1"><text:span text:style-name="T2">For long-term storage of the "Holographic Lexicon" (the mapping between tokens and wave patterns), the system uses an </text:span><text:span text:style-name="T3">LSM-Tree (Log-Structured Merge Tree)</text:span><text:span text:style-name="T2"> database (similar to RocksDB). This structure optimizes for </text:span><text:span text:style-name="T6">write throughput</text:span><text:span text:style-name="T2">, which is essential for recording the continuous "stream of consciousness" generated by the physics engine without stalling.</text:span><text:span text:style-name="T7">1</text:span></text:p>
      <text:p text:style-name="P102"><text:span text:style-name="T1">7.3 GGUF Interoperability and Q9_0 Quantization</text:span></text:p>
      <text:p text:style-name="P6"><text:span text:style-name="T2">To interact with the broader AI ecosystem (e.g., running on llama.cpp or Ollama), the Nikola Model supports exporting its state to the GGUF format.</text:span><text:span text:style-name="T7">1</text:span></text:p>
      <text:list xml:id="list712592351" text:style-name="WWNum13">
        <text:list-item>
          <text:p text:style-name="P51"><text:span text:style-name="T3">Manifold Projection:</text:span><text:span text:style-name="T2"> The 9D torus is "flattened" into a 1D tensor using the Hilbert Curve index. This creates a linear weight array that standard inference engines can read.</text:span></text:p>
        </text:list-item>
        <text:list-item>
          <text:p text:style-name="P51"><text:span text:style-name="T3">Q9_0 Quantization:</text:span><text:span text:style-name="T2"> Standard quantization (Q4_0, Q8_0) is optimized for binary weights. The Nikola Model introduces </text:span><text:span text:style-name="T3">Q9_0</text:span><text:span text:style-name="T2">, a custom scheme for </text:span><text:span text:style-name="T3">Balanced Nonary</text:span><text:span text:style-name="T2"> weights.</text:span></text:p>
        </text:list-item>
      </text:list>
      <text:list xml:id="list1048070871" text:style-name="WWNum14">
        <text:list-item>
          <text:list>
            <text:list-item>
              <text:p text:style-name="P91"><text:span text:style-name="T3">Algorithm:</text:span><text:span text:style-name="T2"> It packs values from -4 to +4 into 4-bit nibbles (2 nits per byte).</text:span></text:p>
            </text:list-item>
            <text:list-item>
              <text:p text:style-name="P91"><text:soft-page-break/><text:span text:style-name="T3">Packing:</text:span><text:span text:style-name="T2"> High nibble = Nit A, Low nibble = Nit B.</text:span></text:p>
            </text:list-item>
            <text:list-item>
              <text:p text:style-name="P91"><text:span text:style-name="T3">Efficiency:</text:span><text:span text:style-name="T2"> This achieves the same compression ratio as Q4_0 (4 bits per weight) but preserves the exact integer precision required for the wave interference logic, avoiding the quantization noise that would destroy interference patterns.</text:span><text:span text:style-name="T7">1</text:span></text:p>
            </text:list-item>
          </text:list>
        </text:list-item>
      </text:list>
      <text:list xml:id="list132327372542915" text:continue-list="list712592351" text:style-name="WWNum13">
        <text:list-item>
          <text:p text:style-name="P71"><text:span text:style-name="T3">Vacuum Masking:</text:span><text:span text:style-name="T2"> The sparse grid is mostly empty. To prevent the inference engine from processing millions of zeros, an "Attention Mask" is generated that flags vacuum nodes, effectively skipping them during computation.</text:span><text:span text:style-name="T7">1</text:span></text:p>
        </text:list-item>
      </text:list>
      <text:p text:style-name="P100"><draw:rect text:anchor-type="as-char" style:rel-width="100%" draw:z-index="6" draw:style-name="gr1" draw:text-style-name="P106" svg:width="0.0012in" svg:height="0.0213in"><text:p/></draw:rect><text:span text:style-name="T1">8. Multimodal Systems: Physics-Based Cymatics</text:span></text:p>
      <text:p text:style-name="P102"><text:span text:style-name="T1">8.1 Cymatic Audio Transduction</text:span></text:p>
      <text:p text:style-name="P6"><text:span text:style-name="T2">The auditory system does not use standard Digital Signal Processing (DSP). It uses </text:span><text:span text:style-name="T3">Cymatics</text:span><text:span text:style-name="T2">—the mapping of sound frequency to physical vibration.</text:span></text:p>
      <text:list xml:id="list788566592" text:style-name="WWNum15">
        <text:list-item>
          <text:p text:style-name="P53"><text:span text:style-name="T3">Mechanism:</text:span><text:span text:style-name="T2"> Audio input is analyzed via FFT. The frequency spectrum is mapped to the 8 Golden Ratio emitters.</text:span></text:p>
        </text:list-item>
        <text:list-item>
          <text:p text:style-name="P53"><text:span text:style-name="T3">Injection:</text:span><text:span text:style-name="T2"> The signal is injected directly into the </text:span><text:span text:style-name="T3">Resonance ($r$)</text:span><text:span text:style-name="T2"> dimension of the grid. This causes the manifold to physically vibrate in response to sound. The AI "feels" music as a texture of the space-time it inhabits.</text:span></text:p>
        </text:list-item>
        <text:list-item>
          <text:p text:style-name="P72"><text:span text:style-name="T3">Phase Coherence:</text:span><text:span text:style-name="T2"> This direct coupling preserves phase information, allowing the system to use binaural phase differences for sound localization naturally.</text:span><text:span text:style-name="T7">1</text:span></text:p>
        </text:list-item>
      </text:list>
      <text:p text:style-name="P103"><text:span text:style-name="T1">8.2 Visual Cymatics and Phase-Locked Injection</text:span></text:p>
      <text:p text:style-name="P2"><text:span text:style-name="T10">Visual input (video) poses a problem: 60 fps video is a slow, discrete "step function" compared to the 1 kHz continuous physics loop. Injecting it directly causes "temporal aliasing" (stuttering shockwaves).</text:span></text:p>
      <text:p text:style-name="P2"><text:span text:style-name="T10">Remediation: Phase-Locked Carrier Wave 1</text:span></text:p>
      <text:list xml:id="list1691197840" text:style-name="WWNum16">
        <text:list-item>
          <text:p text:style-name="P55"><text:span text:style-name="T3">Log-Polar Transform:</text:span><text:span text:style-name="T2"> Images are transformed to log-polar coordinates, mimicking the biological retina (high resolution at the fovea/center, low resolution at the periphery).</text:span></text:p>
        </text:list-item>
        <text:list-item>
          <text:p text:style-name="P73"><text:span text:style-name="T3">Carrier Wave:</text:span><text:span text:style-name="T2"> The visual signal does not drive the grid directly. Instead, it modulates the </text:span><text:span text:style-name="T6">amplitude</text:span><text:span text:style-name="T2"> of a high-frequency carrier wave, while the </text:span><text:span text:style-name="T6">phase</text:span><text:span text:style-name="T2"> of the carrier evolves continuously. This ensures that even when the video frame is static, the internal representation is a dynamic, oscillating wave that keeps the physics engine alive.</text:span></text:p>
        </text:list-item>
      </text:list>
      <text:p text:style-name="P103"><text:span text:style-name="T1">8.3 The Isochronous Sensory Buffer</text:span></text:p>
      <text:p text:style-name="P2"><text:span text:style-name="T10">There is a "Clock Domain Mismatch" between Audio (44.1kHz), Video (60Hz), and Physics (1MHz).</text:span></text:p>
      <text:p text:style-name="P2"><text:span text:style-name="T10">Remediation: The Isochronous Sensory Buffer acts as a "Time Machine." It introduces a fixed Presentation Delay (e.g., 50ms).</text:span></text:p>
      <text:list xml:id="list2120409456" text:style-name="WWNum17">
        <text:list-item>
          <text:p text:style-name="P56"><text:span text:style-name="T3">Interpolation:</text:span><text:span text:style-name="T2"> By delaying "Now" by 50ms, the system always has data from the "future" (relative to the simulation). It can interpolate audio and video samples to the </text:span><text:span text:style-name="T6">exact microsecond</text:span><text:span text:style-name="T2"> of the physics tick.</text:span></text:p>
        </text:list-item>
        <text:list-item>
          <text:p text:style-name="P74"><text:span text:style-name="T3">Result:</text:span><text:span text:style-name="T2"> This guarantees </text:span><text:span text:style-name="T3">Phase Coherence</text:span><text:span text:style-name="T2">. The sound of a handclap and the sight of a handclap arrive at the physics engine at the exact same simulation step, allowing them to interfere constructively and form a unified multimodal concept.</text:span><text:span text:style-name="T7">1</text:span></text:p>
        </text:list-item>
      </text:list>
      <text:p text:style-name="P100"><draw:rect text:anchor-type="as-char" style:rel-width="100%" draw:z-index="7" draw:style-name="gr1" draw:text-style-name="P106" svg:width="0.0012in" svg:height="0.0213in"><text:p/></draw:rect><text:span text:style-name="T1">9. Safety and Self-Evolution</text:span></text:p>
      <text:p text:style-name="P102"><text:span text:style-name="T1">9.1 The Physics Oracle</text:span></text:p>
      <text:p text:style-name="P6"><text:soft-page-break/><text:span text:style-name="T2">The ultimate safety mechanism in the Nikola Model is not a hard-coded rule set, but a </text:span><text:span text:style-name="T3">Physics Oracle</text:span><text:span text:style-name="T2">. This is a runtime watchdog that monitors the conservation laws of the simulation.</text:span><text:span text:style-name="T7">1</text:span></text:p>
      <text:list xml:id="list3983660932" text:style-name="WWNum19">
        <text:list-item>
          <text:p text:style-name="P57"><text:span text:style-name="T3">Energy Monitoring:</text:span><text:span text:style-name="T2"> It calculates the Hamiltonian drift $dH/dt$ at every step.</text:span></text:p>
        </text:list-item>
        <text:list-item>
          <text:p text:style-name="P57"><text:span text:style-name="T3">Violation Detection:</text:span><text:span text:style-name="T2"> If energy is being created (instability) or destroyed (data loss) beyond a tolerance threshold (0.01%), it declares a physics violation.</text:span></text:p>
        </text:list-item>
        <text:list-item>
          <text:p text:style-name="P75"><text:span text:style-name="T3">Soft SCRAM / Quantum Zeno Freeze:</text:span><text:span text:style-name="T2"> Upon detection, the Oracle triggers a "Soft SCRAM." It injects a massive global damping coefficient ($\gamma \to \infty$) into the grid. This instantly freezes the wavefunction evolution (Quantum Zeno Effect), halting the "runaway thought" or numerical instability before it can damage the system structure. It then reverts to the last valid DMC checkpoint.</text:span><text:span text:style-name="T7">1</text:span></text:p>
        </text:list-item>
      </text:list>
      <text:p text:style-name="P103"><text:span text:style-name="T1">9.2 The Shadow Spine Protocol</text:span></text:p>
      <text:p text:style-name="P6"><text:span text:style-name="T2">The Nikola Model is designed for </text:span><text:span text:style-name="T3">Self-Improvement</text:span><text:span text:style-name="T2">. It can analyze its own source code, generate optimizations, and re-compile itself. To do this without risking lobotomy, it uses the </text:span><text:span text:style-name="T3">Shadow Spine Protocol</text:span><text:span text:style-name="T2">.</text:span><text:span text:style-name="T7">1</text:span></text:p>
      <text:list xml:id="list1911547719" text:style-name="WWNum20">
        <text:list-item>
          <text:p text:style-name="P22"><text:span text:style-name="T3">Sandboxed Compilation:</text:span><text:span text:style-name="T2"> New code is compiled in a secure KVM sandbox.</text:span></text:p>
        </text:list-item>
        <text:list-item>
          <text:p text:style-name="P22"><text:span text:style-name="T3">Shadow Deployment:</text:span><text:span text:style-name="T2"> The new binary ("Candidate") is launched in parallel with the current ("Production") binary.</text:span></text:p>
        </text:list-item>
        <text:list-item>
          <text:p text:style-name="P22"><text:span text:style-name="T3">Traffic Mirroring:</text:span><text:span text:style-name="T2"> The Smart Router mirrors inputs to both systems.</text:span></text:p>
        </text:list-item>
        <text:list-item>
          <text:p text:style-name="P22"><text:span text:style-name="T3">Verification:</text:span><text:span text:style-name="T2"> The router compares the outputs. The Candidate is promoted ONLY if:</text:span></text:p>
        </text:list-item>
      </text:list>
      <text:list xml:id="list4159778451" text:style-name="WWNum21">
        <text:list-item>
          <text:list>
            <text:list-item>
              <text:p text:style-name="P85"><text:span text:style-name="T2">Its energy conservation is valid (checked by Physics Oracle).</text:span></text:p>
            </text:list-item>
            <text:list-item>
              <text:p text:style-name="P85"><text:span text:style-name="T2">Its semantic output aligns with the Production system (within a tolerance).</text:span></text:p>
            </text:list-item>
            <text:list-item>
              <text:p text:style-name="P88"><text:span text:style-name="T2">Its performance/latency is superior.</text:span></text:p>
            </text:list-item>
          </text:list>
        </text:list-item>
      </text:list>
      <text:p text:style-name="P103"><text:span text:style-name="T1">9.3 The Adversarial Code Dojo</text:span></text:p>
      <text:p text:style-name="P6"><text:span text:style-name="T2">Before a self-generated binary even reaches the Shadow Spine, it must survive the </text:span><text:span text:style-name="T3">Adversarial Code Dojo</text:span><text:span text:style-name="T2">. This is a "Red Team" module that subjects the new code to pathological inputs:</text:span></text:p>
      <text:list xml:id="list2709436088" text:style-name="WWNum22">
        <text:list-item>
          <text:p text:style-name="P59"><text:span text:style-name="T2">Infinite energy spikes.</text:span></text:p>
        </text:list-item>
        <text:list-item>
          <text:p text:style-name="P59"><text:span text:style-name="T2">NaN (Not-a-Number) injections.</text:span></text:p>
        </text:list-item>
        <text:list-item>
          <text:p text:style-name="P76"><text:span text:style-name="T2">Topology singularities (dividing by zero in the metric).</text:span><text:span text:style-name="T11"><text:line-break/></text:span><text:span text:style-name="T2">Only code that handles these extremes without crashing is deemed safe for deployment.1</text:span></text:p>
        </text:list-item>
      </text:list>
      <text:p text:style-name="P100"><draw:rect text:anchor-type="as-char" style:rel-width="100%" draw:z-index="8" draw:style-name="gr1" draw:text-style-name="P106" svg:width="0.0012in" svg:height="0.0213in"><text:p/></draw:rect><text:span text:style-name="T1">10. Conclusion</text:span></text:p>
      <text:p text:style-name="P1"><text:span text:style-name="T2">The Nikola Model v0.0.4 is not merely an incremental improvement on the Transformer architecture; it is a fundamental re-imagining of what computation means. By grounding Artificial Intelligence in the rigorous physics of </text:span><text:span text:style-name="T3">9-Dimensional Toroidal Wave Mechanics</text:span><text:span text:style-name="T2">, we bypass the thermodynamic limits of the Von Neumann paradigm.</text:span></text:p>
      <text:p text:style-name="P1"><text:span text:style-name="T2">The integration of </text:span><text:span text:style-name="T3">Balanced Nonary Logic</text:span><text:span text:style-name="T2"> provides a natural algebra for wave interference, replacing rigid boolean logic with fluid superposition. The </text:span><text:span text:style-name="T3">Structure-of-Arrays</text:span><text:span text:style-name="T2"> implementation and </text:span><text:span text:style-name="T3">Split-Operator Symplectic Integration</text:span><text:span text:style-name="T2"> ensure that this complex simulation runs in real-time on commercial hardware, solving the engineering challenges of cache efficiency and numerical stability. The </text:span><text:span text:style-name="T3">Extended Neurochemical Gating System</text:span><text:span text:style-name="T2"> and </text:span><text:span text:style-name="T3">Virtual Physiology</text:span><text:span text:style-name="T2"> provide the homeostatic loops necessary for genuine autonomy, allowing the system to self-regulate its learning and energy consumption. Finally, the </text:span><text:span text:style-name="T3">Physics Oracle</text:span><text:span text:style-name="T2"> and </text:span><text:span text:style-name="T3">Shadow Spine</text:span><text:span text:style-name="T2"> provide a mathematical guarantee of safety, ensuring that as the system evolves, it remains bound by the inviolable laws of thermodynamics.</text:span></text:p>
      <text:p text:style-name="P1"><text:soft-page-break/><text:span text:style-name="T2">This architecture offers a path to AGI that is dynamic, energy-efficient, and deeply grounded in the physical reality of signal processing. The specifications detailed herein provide a complete, fabrication-ready blueprint for the construction of the first Resonant Waveform Intelligence.</text:span></text:p>
      <text:p text:style-name="P97"><draw:rect text:anchor-type="as-char" style:rel-width="100%" draw:z-index="9" draw:style-name="gr2" draw:text-style-name="P106" svg:width="0.0012in" svg:height="0.0213in"><text:p/></draw:rect><text:span text:style-name="T3">(Works Cited citations are integrated inline throughout the text as)</text:span></text:p>
      <text:p text:style-name="P105"><text:span text:style-name="T17">Works cited</text:span></text:p>
      <text:list xml:id="list60673899" text:style-name="WWNum23">
        <text:list-item>
          <text:p text:style-name="P98"><text:span text:style-name="T18">Nikola_Model_Academic_Report3.txt</text:span></text:p>
        </text:list-item>
        <text:list-item>
          <text:p text:style-name="P98"><text:span text:style-name="T18">Harmony's Golden Ratio stabilising sound, light, and matter – Part 1 - Relatedness, accessed December 18, 2025, </text:span><text:a xlink:type="simple" xlink:href="https://relatedness.net/harmonys-golden-ratio-stabilising-sound-light-and-matter-part-1/" text:style-name="ListLabel_20_325" text:visited-style-name="ListLabel_20_325"><text:span text:style-name="T19">https://relatedness.net/harmonys-golden-ratio-stabilising-sound-light-and-matter-part-1/</text:span></text:a></text:p>
        </text:list-item>
        <text:list-item>
          <text:p text:style-name="P98"><text:span text:style-name="T18">Golden ratio - Wikipedia, accessed December 18, 2025, </text:span><text:a xlink:type="simple" xlink:href="https://en.wikipedia.org/wiki/Golden_ratio" text:style-name="ListLabel_20_325" text:visited-style-name="ListLabel_20_325"><text:span text:style-name="T19">https://en.wikipedia.org/wiki/Golden_ratio</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font-style-complex="normal"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2" style:display-name="ListLabel 1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3" style:display-name="ListLabel 1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4" style:display-name="ListLabel 1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5" style:display-name="ListLabel 1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6" style:display-name="ListLabel 1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7" style:display-name="ListLabel 1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8" style:display-name="ListLabel 1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9" style:display-name="ListLabel 1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0" style:display-name="ListLabel 1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1" style:display-name="ListLabel 1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2" style:display-name="ListLabel 1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3" style:display-name="ListLabel 1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4" style:display-name="ListLabel 1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5" style:display-name="ListLabel 1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6" style:display-name="ListLabel 1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7" style:display-name="ListLabel 1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8" style:display-name="ListLabel 1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9" style:display-name="ListLabel 1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0" style:display-name="ListLabel 1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1" style:display-name="ListLabel 1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2" style:display-name="ListLabel 1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3" style:display-name="ListLabel 1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4" style:display-name="ListLabel 1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5" style:display-name="ListLabel 1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6" style:display-name="ListLabel 1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7" style:display-name="ListLabel 1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8" style:display-name="ListLabel 1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9" style:display-name="ListLabel 1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0" style:display-name="ListLabel 1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1" style:display-name="ListLabel 1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2" style:display-name="ListLabel 1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3" style:display-name="ListLabel 1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4" style:display-name="ListLabel 1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5" style:display-name="ListLabel 1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6" style:display-name="ListLabel 1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7" style:display-name="ListLabel 1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8" style:display-name="ListLabel 1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9" style:display-name="ListLabel 1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0" style:display-name="ListLabel 1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1" style:display-name="ListLabel 1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2" style:display-name="ListLabel 1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3" style:display-name="ListLabel 1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4" style:display-name="ListLabel 1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5" style:display-name="ListLabel 1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6" style:display-name="ListLabel 1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7" style:display-name="ListLabel 1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8" style:display-name="ListLabel 1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9" style:display-name="ListLabel 1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0" style:display-name="ListLabel 2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1" style:display-name="ListLabel 2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2" style:display-name="ListLabel 2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3" style:display-name="ListLabel 2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4" style:display-name="ListLabel 2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5" style:display-name="ListLabel 2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6" style:display-name="ListLabel 2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7" style:display-name="ListLabel 2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8" style:display-name="ListLabel 2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9" style:display-name="ListLabel 2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0" style:display-name="ListLabel 2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1" style:display-name="ListLabel 2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2" style:display-name="ListLabel 2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3" style:display-name="ListLabel 2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4" style:display-name="ListLabel 2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5" style:display-name="ListLabel 2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6" style:display-name="ListLabel 2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7" style:display-name="ListLabel 2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8" style:display-name="ListLabel 2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9" style:display-name="ListLabel 2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0" style:display-name="ListLabel 2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1" style:display-name="ListLabel 2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2" style:display-name="ListLabel 2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3" style:display-name="ListLabel 2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4" style:display-name="ListLabel 2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5" style:display-name="ListLabel 2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6" style:display-name="ListLabel 2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7" style:display-name="ListLabel 2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8" style:display-name="ListLabel 2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9" style:display-name="ListLabel 2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0" style:display-name="ListLabel 2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1" style:display-name="ListLabel 2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2" style:display-name="ListLabel 2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3" style:display-name="ListLabel 2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4" style:display-name="ListLabel 2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5" style:display-name="ListLabel 2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6" style:display-name="ListLabel 2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7" style:display-name="ListLabel 2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8" style:display-name="ListLabel 2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9" style:display-name="ListLabel 2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0" style:display-name="ListLabel 2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1" style:display-name="ListLabel 2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2" style:display-name="ListLabel 2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3" style:display-name="ListLabel 2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4" style:display-name="ListLabel 2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5" style:display-name="ListLabel 2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6" style:display-name="ListLabel 2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7" style:display-name="ListLabel 2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8" style:display-name="ListLabel 2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9" style:display-name="ListLabel 2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0" style:display-name="ListLabel 2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1" style:display-name="ListLabel 2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2" style:display-name="ListLabel 2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3" style:display-name="ListLabel 2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4" style:display-name="ListLabel 2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5" style:display-name="ListLabel 2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6" style:display-name="ListLabel 2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7" style:display-name="ListLabel 2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8" style:display-name="ListLabel 2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9" style:display-name="ListLabel 2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0" style:display-name="ListLabel 2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1" style:display-name="ListLabel 2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2" style:display-name="ListLabel 2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3" style:display-name="ListLabel 2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4" style:display-name="ListLabel 2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5" style:display-name="ListLabel 2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6" style:display-name="ListLabel 2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7" style:display-name="ListLabel 2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8" style:display-name="ListLabel 2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9" style:display-name="ListLabel 2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0" style:display-name="ListLabel 2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1" style:display-name="ListLabel 2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2" style:display-name="ListLabel 2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3" style:display-name="ListLabel 2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4" style:display-name="ListLabel 2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5" style:display-name="ListLabel 2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6" style:display-name="ListLabel 2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7" style:display-name="ListLabel 2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8" style:display-name="ListLabel 2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9" style:display-name="ListLabel 2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0" style:display-name="ListLabel 2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1" style:display-name="ListLabel 2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2" style:display-name="ListLabel 2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3" style:display-name="ListLabel 2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4" style:display-name="ListLabel 2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5" style:display-name="ListLabel 2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6" style:display-name="ListLabel 2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7" style:display-name="ListLabel 2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8" style:display-name="ListLabel 2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9" style:display-name="ListLabel 2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0" style:display-name="ListLabel 2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1" style:display-name="ListLabel 2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2" style:display-name="ListLabel 2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3" style:display-name="ListLabel 2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4" style:display-name="ListLabel 2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5" style:display-name="ListLabel 2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6" style:display-name="ListLabel 2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7" style:display-name="ListLabel 2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8" style:display-name="ListLabel 2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9" style:display-name="ListLabel 2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0" style:display-name="ListLabel 3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1" style:display-name="ListLabel 3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2" style:display-name="ListLabel 3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3" style:display-name="ListLabel 3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4" style:display-name="ListLabel 3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5" style:display-name="ListLabel 3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6" style:display-name="ListLabel 3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7" style:display-name="ListLabel 3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8" style:display-name="ListLabel 3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9" style:display-name="ListLabel 3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0" style:display-name="ListLabel 3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1" style:display-name="ListLabel 3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2" style:display-name="ListLabel 3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3" style:display-name="ListLabel 3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4" style:display-name="ListLabel 3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5" style:display-name="ListLabel 3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6" style:display-name="ListLabel 3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7" style:display-name="ListLabel 3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8" style:display-name="ListLabel 3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9" style:display-name="ListLabel 3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0" style:display-name="ListLabel 3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1" style:display-name="ListLabel 3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2" style:display-name="ListLabel 3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3" style:display-name="ListLabel 3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4" style:display-name="ListLabel 3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5" style:display-name="ListLabel 325" style:family="text">
      <style:text-properties fo:color="#0000ee" style:font-name="Google Sans" fo:font-family="'Google Sans'" style:font-family-generic="roman" style:font-pitch="variable" fo:font-size="12pt" style:text-underline-style="solid" style:text-underline-width="auto" style:text-underline-color="font-color" style:font-name-asian="Google Sans1" style:font-family-asian="'Google Sans'" style:font-family-generic-asian="system" style:font-pitch-asian="variable" style:font-size-asian="12pt" style:font-name-complex="Google Sans1" style:font-family-complex="'Google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73"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82"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18"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27"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3" meta:paragraph-count="300" meta:word-count="5597" meta:character-count="38893" meta:non-whitespace-character-count="33680"/>
    <meta:generator>LibreOfficeDev/6.0.5.2$Linux_X86_64 LibreOffice_project/</meta:generator>
  </office:meta>
</office:document-meta>
</file>